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6126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3839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19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our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allocate(EnumSet&lt;int&gt;)</text:p>
          </table:table-cell>
          <table:table-cell office:value-type="string">
            <text:p>allocate(std::set&lt;int&gt;)</text:p>
          </table:table-cell>
          <table:table-cell office:value-type="string">
            <text:p>allocate(std::map&lt;int, bool&gt;)</text:p>
          </table:table-cell>
          <table:table-cell office:value-type="string">
            <text:p>clear(EnumSet&lt;int&gt;)</text:p>
          </table:table-cell>
          <table:table-cell office:value-type="string">
            <text:p>clear(std::set&lt;int&gt;)</text:p>
          </table:table-cell>
          <table:table-cell office:value-type="string">
            <text:p>clear(std::map&lt;int, bool&gt;)</text:p>
          </table:table-cell>
          <table:table-cell office:value-type="string">
            <text:p>destruct(EnumSet&lt;int&gt;)</text:p>
          </table:table-cell>
          <table:table-cell office:value-type="string">
            <text:p>destruct(std::set&lt;int&gt;)</text:p>
          </table:table-cell>
          <table:table-cell office:value-type="string">
            <text:p>destruct(std::map&lt;int, bool&gt;)</text:p>
          </table:table-cell>
          <table:table-cell office:value-type="string">
            <text:p>orderedInsert(EnumSet&lt;int&gt;)</text:p>
          </table:table-cell>
          <table:table-cell office:value-type="string">
            <text:p>orderedInsert(std::set&lt;int&gt;)</text:p>
          </table:table-cell>
          <table:table-cell office:value-type="string">
            <text:p>orderedInsert(std::map&lt;int, bool&gt;)</text:p>
          </table:table-cell>
          <table:table-cell office:value-type="string">
            <text:p>randomGet(EnumSet&lt;int&gt;)</text:p>
          </table:table-cell>
          <table:table-cell office:value-type="string">
            <text:p>randomGet(std::set&lt;int&gt;)</text:p>
          </table:table-cell>
          <table:table-cell office:value-type="string">
            <text:p>randomGet(std::map&lt;int, bool&gt;)</text:p>
          </table:table-cell>
          <table:table-cell office:value-type="string">
            <text:p>randomInsert(EnumSet&lt;int&gt;)</text:p>
          </table:table-cell>
          <table:table-cell office:value-type="string">
            <text:p>randomInsert(std::set&lt;int&gt;)</text:p>
          </table:table-cell>
          <table:table-cell office:value-type="string">
            <text:p>randomInsert(std::map&lt;int, bool&gt;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5609">
            <text:p>0.0005609</text:p>
          </table:table-cell>
          <table:table-cell office:value-type="float" office:value="0.0004747">
            <text:p>0.0004747</text:p>
          </table:table-cell>
          <table:table-cell office:value-type="float" office:value="0.0003665">
            <text:p>0.0003665</text:p>
          </table:table-cell>
          <table:table-cell office:value-type="float" office:value="-0">
            <text:p>0</text:p>
          </table:table-cell>
          <table:table-cell table:number-columns-repeated="2" office:value-type="float" office:value="0.0000001">
            <text:p>0.0000001</text:p>
          </table:table-cell>
          <table:table-cell office:value-type="float" office:value="0.0006019">
            <text:p>0.0006019</text:p>
          </table:table-cell>
          <table:table-cell office:value-type="float" office:value="0.0005341">
            <text:p>0.0005341</text:p>
          </table:table-cell>
          <table:table-cell office:value-type="float" office:value="0.0004381">
            <text:p>0.0004381</text:p>
          </table:table-cell>
          <table:table-cell office:value-type="float" office:value="0.0005381">
            <text:p>0.0005381</text:p>
          </table:table-cell>
          <table:table-cell office:value-type="float" office:value="0.0004351">
            <text:p>0.0004351</text:p>
          </table:table-cell>
          <table:table-cell office:value-type="float" office:value="0.0003596">
            <text:p>0.0003596</text:p>
          </table:table-cell>
          <table:table-cell office:value-type="float" office:value="0.0000001">
            <text:p>0.0000001</text:p>
          </table:table-cell>
          <table:table-cell office:value-type="float" office:value="-0">
            <text:p>0</text:p>
          </table:table-cell>
          <table:table-cell office:value-type="float" office:value="0.000001">
            <text:p>0.000001</text:p>
          </table:table-cell>
          <table:table-cell office:value-type="float" office:value="0">
            <text:p>0</text:p>
          </table:table-cell>
          <table:table-cell office:value-type="float" office:value="0.0000001">
            <text:p>0.0000001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9328">
            <text:p>0.0009328</text:p>
          </table:table-cell>
          <table:table-cell office:value-type="float" office:value="0.0008833">
            <text:p>0.0008833</text:p>
          </table:table-cell>
          <table:table-cell office:value-type="float" office:value="0.0007644">
            <text:p>0.0007644</text:p>
          </table:table-cell>
          <table:table-cell office:value-type="float" office:value="0.000001">
            <text:p>0.000001</text:p>
          </table:table-cell>
          <table:table-cell office:value-type="float" office:value="0.0000031">
            <text:p>0.0000031</text:p>
          </table:table-cell>
          <table:table-cell office:value-type="float" office:value="0.000003">
            <text:p>0.000003</text:p>
          </table:table-cell>
          <table:table-cell office:value-type="float" office:value="0.0010562">
            <text:p>0.0010562</text:p>
          </table:table-cell>
          <table:table-cell office:value-type="float" office:value="0.0026531">
            <text:p>0.0026531</text:p>
          </table:table-cell>
          <table:table-cell office:value-type="float" office:value="0.0026304">
            <text:p>0.0026304</text:p>
          </table:table-cell>
          <table:table-cell office:value-type="float" office:value="0.0020548">
            <text:p>0.0020548</text:p>
          </table:table-cell>
          <table:table-cell office:value-type="float" office:value="0.0081651">
            <text:p>0.0081651</text:p>
          </table:table-cell>
          <table:table-cell office:value-type="float" office:value="0.0084052">
            <text:p>0.0084052</text:p>
          </table:table-cell>
          <table:table-cell office:value-type="float" office:value="0.0000009">
            <text:p>0.0000009</text:p>
          </table:table-cell>
          <table:table-cell office:value-type="float" office:value="0.0000029">
            <text:p>0.0000029</text:p>
          </table:table-cell>
          <table:table-cell office:value-type="float" office:value="0.0000031">
            <text:p>0.0000031</text:p>
          </table:table-cell>
          <table:table-cell office:value-type="float" office:value="0.0000021">
            <text:p>0.0000021</text:p>
          </table:table-cell>
          <table:table-cell office:value-type="float" office:value="0.000009">
            <text:p>0.000009</text:p>
          </table:table-cell>
          <table:table-cell office:value-type="float" office:value="0.0000081">
            <text:p>0.000008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12929">
            <text:p>0.0012929</text:p>
          </table:table-cell>
          <table:table-cell office:value-type="float" office:value="0.0012996">
            <text:p>0.0012996</text:p>
          </table:table-cell>
          <table:table-cell office:value-type="float" office:value="0.0012318">
            <text:p>0.0012318</text:p>
          </table:table-cell>
          <table:table-cell office:value-type="float" office:value="0.0000009">
            <text:p>0.0000009</text:p>
          </table:table-cell>
          <table:table-cell table:number-columns-repeated="2" office:value-type="float" office:value="0.000005">
            <text:p>0.000005</text:p>
          </table:table-cell>
          <table:table-cell office:value-type="float" office:value="0.001513">
            <text:p>0.001513</text:p>
          </table:table-cell>
          <table:table-cell office:value-type="float" office:value="0.0064072">
            <text:p>0.0064072</text:p>
          </table:table-cell>
          <table:table-cell office:value-type="float" office:value="0.0064527">
            <text:p>0.0064527</text:p>
          </table:table-cell>
          <table:table-cell office:value-type="float" office:value="0.0046774">
            <text:p>0.0046774</text:p>
          </table:table-cell>
          <table:table-cell office:value-type="float" office:value="0.0253988">
            <text:p>0.0253988</text:p>
          </table:table-cell>
          <table:table-cell office:value-type="float" office:value="0.0261451">
            <text:p>0.0261451</text:p>
          </table:table-cell>
          <table:table-cell office:value-type="float" office:value="0.0000011">
            <text:p>0.0000011</text:p>
          </table:table-cell>
          <table:table-cell table:number-columns-repeated="2" office:value-type="float" office:value="0.0000081">
            <text:p>0.0000081</text:p>
          </table:table-cell>
          <table:table-cell office:value-type="float" office:value="0.0000019">
            <text:p>0.0000019</text:p>
          </table:table-cell>
          <table:table-cell office:value-type="float" office:value="0.000017">
            <text:p>0.000017</text:p>
          </table:table-cell>
          <table:table-cell office:value-type="float" office:value="0.000018">
            <text:p>0.00001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16401">
            <text:p>0.0016401</text:p>
          </table:table-cell>
          <table:table-cell office:value-type="float" office:value="0.0017509">
            <text:p>0.0017509</text:p>
          </table:table-cell>
          <table:table-cell office:value-type="float" office:value="0.0016749">
            <text:p>0.0016749</text:p>
          </table:table-cell>
          <table:table-cell office:value-type="float" office:value="0.0000009">
            <text:p>0.0000009</text:p>
          </table:table-cell>
          <table:table-cell table:number-columns-repeated="2" office:value-type="float" office:value="0.0000081">
            <text:p>0.0000081</text:p>
          </table:table-cell>
          <table:table-cell office:value-type="float" office:value="0.0019746">
            <text:p>0.0019746</text:p>
          </table:table-cell>
          <table:table-cell office:value-type="float" office:value="0.0118232">
            <text:p>0.0118232</text:p>
          </table:table-cell>
          <table:table-cell office:value-type="float" office:value="0.0119946">
            <text:p>0.0119946</text:p>
          </table:table-cell>
          <table:table-cell office:value-type="float" office:value="0.0084589">
            <text:p>0.0084589</text:p>
          </table:table-cell>
          <table:table-cell office:value-type="float" office:value="0.0522286">
            <text:p>0.0522286</text:p>
          </table:table-cell>
          <table:table-cell office:value-type="float" office:value="0.0538671">
            <text:p>0.0538671</text:p>
          </table:table-cell>
          <table:table-cell office:value-type="float" office:value="0.0000009">
            <text:p>0.0000009</text:p>
          </table:table-cell>
          <table:table-cell table:number-columns-repeated="2" office:value-type="float" office:value="0.0000121">
            <text:p>0.0000121</text:p>
          </table:table-cell>
          <table:table-cell office:value-type="float" office:value="0.000003">
            <text:p>0.000003</text:p>
          </table:table-cell>
          <table:table-cell office:value-type="float" office:value="0.000027">
            <text:p>0.000027</text:p>
          </table:table-cell>
          <table:table-cell office:value-type="float" office:value="0.000026">
            <text:p>0.00002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20086">
            <text:p>0.0020086</text:p>
          </table:table-cell>
          <table:table-cell office:value-type="float" office:value="0.0021842">
            <text:p>0.0021842</text:p>
          </table:table-cell>
          <table:table-cell office:value-type="float" office:value="0.002153">
            <text:p>0.002153</text:p>
          </table:table-cell>
          <table:table-cell office:value-type="float" office:value="0.0000001">
            <text:p>0.0000001</text:p>
          </table:table-cell>
          <table:table-cell office:value-type="float" office:value="0.0000111">
            <text:p>0.0000111</text:p>
          </table:table-cell>
          <table:table-cell office:value-type="float" office:value="0.000011">
            <text:p>0.000011</text:p>
          </table:table-cell>
          <table:table-cell office:value-type="float" office:value="0.0024543">
            <text:p>0.0024543</text:p>
          </table:table-cell>
          <table:table-cell office:value-type="float" office:value="0.0188195">
            <text:p>0.0188195</text:p>
          </table:table-cell>
          <table:table-cell office:value-type="float" office:value="0.0191514">
            <text:p>0.0191514</text:p>
          </table:table-cell>
          <table:table-cell office:value-type="float" office:value="0.0137084">
            <text:p>0.0137084</text:p>
          </table:table-cell>
          <table:table-cell office:value-type="float" office:value="0.0873151">
            <text:p>0.0873151</text:p>
          </table:table-cell>
          <table:table-cell office:value-type="float" office:value="0.089845">
            <text:p>0.089845</text:p>
          </table:table-cell>
          <table:table-cell office:value-type="float" office:value="0.0000019">
            <text:p>0.0000019</text:p>
          </table:table-cell>
          <table:table-cell office:value-type="float" office:value="0.0000159">
            <text:p>0.0000159</text:p>
          </table:table-cell>
          <table:table-cell office:value-type="float" office:value="0.0000171">
            <text:p>0.0000171</text:p>
          </table:table-cell>
          <table:table-cell office:value-type="float" office:value="0.000003">
            <text:p>0.000003</text:p>
          </table:table-cell>
          <table:table-cell office:value-type="float" office:value="0.0000361">
            <text:p>0.0000361</text:p>
          </table:table-cell>
          <table:table-cell office:value-type="float" office:value="0.000037">
            <text:p>0.0000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23551">
            <text:p>0.0023551</text:p>
          </table:table-cell>
          <table:table-cell office:value-type="float" office:value="0.0026296">
            <text:p>0.0026296</text:p>
          </table:table-cell>
          <table:table-cell office:value-type="float" office:value="0.0026484">
            <text:p>0.0026484</text:p>
          </table:table-cell>
          <table:table-cell office:value-type="float" office:value="0">
            <text:p>0</text:p>
          </table:table-cell>
          <table:table-cell office:value-type="float" office:value="0.0000129">
            <text:p>0.0000129</text:p>
          </table:table-cell>
          <table:table-cell office:value-type="float" office:value="0.0000131">
            <text:p>0.0000131</text:p>
          </table:table-cell>
          <table:table-cell office:value-type="float" office:value="0.0031386">
            <text:p>0.0031386</text:p>
          </table:table-cell>
          <table:table-cell office:value-type="float" office:value="0.0274484">
            <text:p>0.0274484</text:p>
          </table:table-cell>
          <table:table-cell office:value-type="float" office:value="0.0280059">
            <text:p>0.0280059</text:p>
          </table:table-cell>
          <table:table-cell office:value-type="float" office:value="0.0197443">
            <text:p>0.0197443</text:p>
          </table:table-cell>
          <table:table-cell office:value-type="float" office:value="0.1314515">
            <text:p>0.1314515</text:p>
          </table:table-cell>
          <table:table-cell office:value-type="float" office:value="0.1360227">
            <text:p>0.1360227</text:p>
          </table:table-cell>
          <table:table-cell office:value-type="float" office:value="0.0000031">
            <text:p>0.0000031</text:p>
          </table:table-cell>
          <table:table-cell office:value-type="float" office:value="0.0000201">
            <text:p>0.0000201</text:p>
          </table:table-cell>
          <table:table-cell office:value-type="float" office:value="0.000022">
            <text:p>0.000022</text:p>
          </table:table-cell>
          <table:table-cell office:value-type="float" office:value="0.0000051">
            <text:p>0.0000051</text:p>
          </table:table-cell>
          <table:table-cell office:value-type="float" office:value="0.0000451">
            <text:p>0.0000451</text:p>
          </table:table-cell>
          <table:table-cell office:value-type="float" office:value="0.000046">
            <text:p>0.00004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27327">
            <text:p>0.0027327</text:p>
          </table:table-cell>
          <table:table-cell office:value-type="float" office:value="0.0030814">
            <text:p>0.0030814</text:p>
          </table:table-cell>
          <table:table-cell office:value-type="float" office:value="0.003095">
            <text:p>0.003095</text:p>
          </table:table-cell>
          <table:table-cell office:value-type="float" office:value="0.0000009">
            <text:p>0.0000009</text:p>
          </table:table-cell>
          <table:table-cell office:value-type="float" office:value="0.0000151">
            <text:p>0.0000151</text:p>
          </table:table-cell>
          <table:table-cell office:value-type="float" office:value="0.0000149">
            <text:p>0.0000149</text:p>
          </table:table-cell>
          <table:table-cell office:value-type="float" office:value="0.0038146">
            <text:p>0.0038146</text:p>
          </table:table-cell>
          <table:table-cell office:value-type="float" office:value="0.0377345">
            <text:p>0.0377345</text:p>
          </table:table-cell>
          <table:table-cell office:value-type="float" office:value="0.0385527">
            <text:p>0.0385527</text:p>
          </table:table-cell>
          <table:table-cell office:value-type="float" office:value="0.0275926">
            <text:p>0.0275926</text:p>
          </table:table-cell>
          <table:table-cell office:value-type="float" office:value="0.1850116">
            <text:p>0.1850116</text:p>
          </table:table-cell>
          <table:table-cell office:value-type="float" office:value="0.1906566">
            <text:p>0.1906566</text:p>
          </table:table-cell>
          <table:table-cell office:value-type="float" office:value="0.000003">
            <text:p>0.000003</text:p>
          </table:table-cell>
          <table:table-cell office:value-type="float" office:value="0.000026">
            <text:p>0.000026</text:p>
          </table:table-cell>
          <table:table-cell office:value-type="float" office:value="0.000028">
            <text:p>0.000028</text:p>
          </table:table-cell>
          <table:table-cell office:value-type="float" office:value="0.000005">
            <text:p>0.000005</text:p>
          </table:table-cell>
          <table:table-cell office:value-type="float" office:value="0.0000531">
            <text:p>0.0000531</text:p>
          </table:table-cell>
          <table:table-cell office:value-type="float" office:value="0.0000591">
            <text:p>0.000059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30997">
            <text:p>0.0030997</text:p>
          </table:table-cell>
          <table:table-cell office:value-type="float" office:value="0.0035183">
            <text:p>0.0035183</text:p>
          </table:table-cell>
          <table:table-cell office:value-type="float" office:value="0.0035871">
            <text:p>0.0035871</text:p>
          </table:table-cell>
          <table:table-cell office:value-type="float" office:value="0.000001">
            <text:p>0.000001</text:p>
          </table:table-cell>
          <table:table-cell office:value-type="float" office:value="0.000018">
            <text:p>0.000018</text:p>
          </table:table-cell>
          <table:table-cell office:value-type="float" office:value="0.0000179">
            <text:p>0.0000179</text:p>
          </table:table-cell>
          <table:table-cell office:value-type="float" office:value="0.0044975">
            <text:p>0.0044975</text:p>
          </table:table-cell>
          <table:table-cell office:value-type="float" office:value="0.049648">
            <text:p>0.049648</text:p>
          </table:table-cell>
          <table:table-cell office:value-type="float" office:value="0.0508253">
            <text:p>0.0508253</text:p>
          </table:table-cell>
          <table:table-cell office:value-type="float" office:value="0.0367526">
            <text:p>0.0367526</text:p>
          </table:table-cell>
          <table:table-cell office:value-type="float" office:value="0.24811">
            <text:p>0.24811</text:p>
          </table:table-cell>
          <table:table-cell office:value-type="float" office:value="0.2567341">
            <text:p>0.2567341</text:p>
          </table:table-cell>
          <table:table-cell office:value-type="float" office:value="0.0000039">
            <text:p>0.0000039</text:p>
          </table:table-cell>
          <table:table-cell office:value-type="float" office:value="0.000032">
            <text:p>0.000032</text:p>
          </table:table-cell>
          <table:table-cell office:value-type="float" office:value="0.0000331">
            <text:p>0.0000331</text:p>
          </table:table-cell>
          <table:table-cell office:value-type="float" office:value="0.0000061">
            <text:p>0.0000061</text:p>
          </table:table-cell>
          <table:table-cell table:number-columns-repeated="2" office:value-type="float" office:value="0.000067">
            <text:p>0.00006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34561">
            <text:p>0.0034561</text:p>
          </table:table-cell>
          <table:table-cell office:value-type="float" office:value="0.0039772">
            <text:p>0.0039772</text:p>
          </table:table-cell>
          <table:table-cell office:value-type="float" office:value="0.0040711">
            <text:p>0.0040711</text:p>
          </table:table-cell>
          <table:table-cell office:value-type="float" office:value="0.0000001">
            <text:p>0.0000001</text:p>
          </table:table-cell>
          <table:table-cell office:value-type="float" office:value="0.00002">
            <text:p>0.00002</text:p>
          </table:table-cell>
          <table:table-cell office:value-type="float" office:value="0.0000201">
            <text:p>0.0000201</text:p>
          </table:table-cell>
          <table:table-cell office:value-type="float" office:value="0.0051662">
            <text:p>0.0051662</text:p>
          </table:table-cell>
          <table:table-cell office:value-type="float" office:value="0.0631952">
            <text:p>0.0631952</text:p>
          </table:table-cell>
          <table:table-cell office:value-type="float" office:value="0.0647597">
            <text:p>0.0647597</text:p>
          </table:table-cell>
          <table:table-cell office:value-type="float" office:value="0.0475123">
            <text:p>0.0475123</text:p>
          </table:table-cell>
          <table:table-cell office:value-type="float" office:value="0.3208398">
            <text:p>0.3208398</text:p>
          </table:table-cell>
          <table:table-cell office:value-type="float" office:value="0.3313955">
            <text:p>0.3313955</text:p>
          </table:table-cell>
          <table:table-cell office:value-type="float" office:value="0.0000039">
            <text:p>0.0000039</text:p>
          </table:table-cell>
          <table:table-cell office:value-type="float" office:value="0.000037">
            <text:p>0.000037</text:p>
          </table:table-cell>
          <table:table-cell office:value-type="float" office:value="0.000038">
            <text:p>0.000038</text:p>
          </table:table-cell>
          <table:table-cell office:value-type="float" office:value="0.000007">
            <text:p>0.000007</text:p>
          </table:table-cell>
          <table:table-cell office:value-type="float" office:value="0.000074">
            <text:p>0.000074</text:p>
          </table:table-cell>
          <table:table-cell office:value-type="float" office:value="0.0000751">
            <text:p>0.00007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0038001">
            <text:p>0.0038001</text:p>
          </table:table-cell>
          <table:table-cell office:value-type="float" office:value="0.0044148">
            <text:p>0.0044148</text:p>
          </table:table-cell>
          <table:table-cell office:value-type="float" office:value="0.0045718">
            <text:p>0.0045718</text:p>
          </table:table-cell>
          <table:table-cell office:value-type="float" office:value="0.000001">
            <text:p>0.000001</text:p>
          </table:table-cell>
          <table:table-cell office:value-type="float" office:value="0.0000249">
            <text:p>0.0000249</text:p>
          </table:table-cell>
          <table:table-cell office:value-type="float" office:value="0.0000231">
            <text:p>0.0000231</text:p>
          </table:table-cell>
          <table:table-cell office:value-type="float" office:value="0.0058389">
            <text:p>0.0058389</text:p>
          </table:table-cell>
          <table:table-cell office:value-type="float" office:value="0.0784112">
            <text:p>0.0784112</text:p>
          </table:table-cell>
          <table:table-cell office:value-type="float" office:value="0.0803512">
            <text:p>0.0803512</text:p>
          </table:table-cell>
          <table:table-cell office:value-type="float" office:value="0.0598951">
            <text:p>0.0598951</text:p>
          </table:table-cell>
          <table:table-cell office:value-type="float" office:value="0.4027975">
            <text:p>0.4027975</text:p>
          </table:table-cell>
          <table:table-cell office:value-type="float" office:value="0.4178056">
            <text:p>0.4178056</text:p>
          </table:table-cell>
          <table:table-cell office:value-type="float" office:value="0.000005">
            <text:p>0.000005</text:p>
          </table:table-cell>
          <table:table-cell office:value-type="float" office:value="0.000042">
            <text:p>0.000042</text:p>
          </table:table-cell>
          <table:table-cell office:value-type="float" office:value="0.0000429">
            <text:p>0.0000429</text:p>
          </table:table-cell>
          <table:table-cell office:value-type="float" office:value="0.00001">
            <text:p>0.00001</text:p>
          </table:table-cell>
          <table:table-cell office:value-type="float" office:value="0.000083">
            <text:p>0.000083</text:p>
          </table:table-cell>
          <table:table-cell office:value-type="float" office:value="0.000084">
            <text:p>0.00008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41577">
            <text:p>0.0041577</text:p>
          </table:table-cell>
          <table:table-cell office:value-type="float" office:value="0.0048735">
            <text:p>0.0048735</text:p>
          </table:table-cell>
          <table:table-cell office:value-type="float" office:value="0.0050875">
            <text:p>0.0050875</text:p>
          </table:table-cell>
          <table:table-cell office:value-type="float" office:value="0.0000009">
            <text:p>0.0000009</text:p>
          </table:table-cell>
          <table:table-cell office:value-type="float" office:value="0.000025">
            <text:p>0.000025</text:p>
          </table:table-cell>
          <table:table-cell office:value-type="float" office:value="0.0000271">
            <text:p>0.0000271</text:p>
          </table:table-cell>
          <table:table-cell office:value-type="float" office:value="0.0065192">
            <text:p>0.0065192</text:p>
          </table:table-cell>
          <table:table-cell office:value-type="float" office:value="0.0952639">
            <text:p>0.0952639</text:p>
          </table:table-cell>
          <table:table-cell office:value-type="float" office:value="0.0976126">
            <text:p>0.0976126</text:p>
          </table:table-cell>
          <table:table-cell office:value-type="float" office:value="0.0731591">
            <text:p>0.0731591</text:p>
          </table:table-cell>
          <table:table-cell office:value-type="float" office:value="0.4955097">
            <text:p>0.4955097</text:p>
          </table:table-cell>
          <table:table-cell office:value-type="float" office:value="0.5123916">
            <text:p>0.5123916</text:p>
          </table:table-cell>
          <table:table-cell office:value-type="float" office:value="0.000005">
            <text:p>0.000005</text:p>
          </table:table-cell>
          <table:table-cell office:value-type="float" office:value="0.000048">
            <text:p>0.000048</text:p>
          </table:table-cell>
          <table:table-cell office:value-type="float" office:value="0.0000489">
            <text:p>0.0000489</text:p>
          </table:table-cell>
          <table:table-cell office:value-type="float" office:value="0.000009">
            <text:p>0.000009</text:p>
          </table:table-cell>
          <table:table-cell office:value-type="float" office:value="0.000098">
            <text:p>0.000098</text:p>
          </table:table-cell>
          <table:table-cell office:value-type="float" office:value="0.0000939">
            <text:p>0.000093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0045335">
            <text:p>0.0045335</text:p>
          </table:table-cell>
          <table:table-cell office:value-type="float" office:value="0.0053271">
            <text:p>0.0053271</text:p>
          </table:table-cell>
          <table:table-cell office:value-type="float" office:value="0.0055857">
            <text:p>0.0055857</text:p>
          </table:table-cell>
          <table:table-cell office:value-type="float" office:value="0.0000011">
            <text:p>0.0000011</text:p>
          </table:table-cell>
          <table:table-cell office:value-type="float" office:value="0.0000281">
            <text:p>0.0000281</text:p>
          </table:table-cell>
          <table:table-cell office:value-type="float" office:value="0.0000289">
            <text:p>0.0000289</text:p>
          </table:table-cell>
          <table:table-cell office:value-type="float" office:value="0.0071943">
            <text:p>0.0071943</text:p>
          </table:table-cell>
          <table:table-cell office:value-type="float" office:value="0.1137572">
            <text:p>0.1137572</text:p>
          </table:table-cell>
          <table:table-cell office:value-type="float" office:value="0.1166143">
            <text:p>0.1166143</text:p>
          </table:table-cell>
          <table:table-cell office:value-type="float" office:value="0.0875546">
            <text:p>0.0875546</text:p>
          </table:table-cell>
          <table:table-cell office:value-type="float" office:value="0.5972371">
            <text:p>0.5972371</text:p>
          </table:table-cell>
          <table:table-cell office:value-type="float" office:value="0.6194506">
            <text:p>0.6194506</text:p>
          </table:table-cell>
          <table:table-cell office:value-type="float" office:value="0.0000059">
            <text:p>0.0000059</text:p>
          </table:table-cell>
          <table:table-cell office:value-type="float" office:value="0.0000519">
            <text:p>0.0000519</text:p>
          </table:table-cell>
          <table:table-cell office:value-type="float" office:value="0.0000539">
            <text:p>0.0000539</text:p>
          </table:table-cell>
          <table:table-cell office:value-type="float" office:value="0.0000099">
            <text:p>0.0000099</text:p>
          </table:table-cell>
          <table:table-cell office:value-type="float" office:value="0.000102">
            <text:p>0.000102</text:p>
          </table:table-cell>
          <table:table-cell office:value-type="float" office:value="0.0001051">
            <text:p>0.000105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0049094">
            <text:p>0.0049094</text:p>
          </table:table-cell>
          <table:table-cell office:value-type="float" office:value="0.0057775">
            <text:p>0.0057775</text:p>
          </table:table-cell>
          <table:table-cell office:value-type="float" office:value="0.0060825">
            <text:p>0.0060825</text:p>
          </table:table-cell>
          <table:table-cell office:value-type="float" office:value="0.0000011">
            <text:p>0.0000011</text:p>
          </table:table-cell>
          <table:table-cell office:value-type="float" office:value="0.0000309">
            <text:p>0.0000309</text:p>
          </table:table-cell>
          <table:table-cell office:value-type="float" office:value="0.0000299">
            <text:p>0.0000299</text:p>
          </table:table-cell>
          <table:table-cell office:value-type="float" office:value="0.0078643">
            <text:p>0.0078643</text:p>
          </table:table-cell>
          <table:table-cell office:value-type="float" office:value="0.1338938">
            <text:p>0.1338938</text:p>
          </table:table-cell>
          <table:table-cell office:value-type="float" office:value="0.13725">
            <text:p>0.13725</text:p>
          </table:table-cell>
          <table:table-cell office:value-type="float" office:value="0.1036163">
            <text:p>0.1036163</text:p>
          </table:table-cell>
          <table:table-cell office:value-type="float" office:value="0.709584">
            <text:p>0.709584</text:p>
          </table:table-cell>
          <table:table-cell office:value-type="float" office:value="0.7337793">
            <text:p>0.7337793</text:p>
          </table:table-cell>
          <table:table-cell office:value-type="float" office:value="0.0000059">
            <text:p>0.0000059</text:p>
          </table:table-cell>
          <table:table-cell office:value-type="float" office:value="0.0000591">
            <text:p>0.0000591</text:p>
          </table:table-cell>
          <table:table-cell office:value-type="float" office:value="0.0000601">
            <text:p>0.0000601</text:p>
          </table:table-cell>
          <table:table-cell office:value-type="float" office:value="0.0000111">
            <text:p>0.0000111</text:p>
          </table:table-cell>
          <table:table-cell office:value-type="float" office:value="0.0001149">
            <text:p>0.0001149</text:p>
          </table:table-cell>
          <table:table-cell office:value-type="float" office:value="0.0001169">
            <text:p>0.000116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0052903">
            <text:p>0.0052903</text:p>
          </table:table-cell>
          <table:table-cell office:value-type="float" office:value="0.0062381">
            <text:p>0.0062381</text:p>
          </table:table-cell>
          <table:table-cell office:value-type="float" office:value="0.006591">
            <text:p>0.006591</text:p>
          </table:table-cell>
          <table:table-cell office:value-type="float" office:value="0.000001">
            <text:p>0.000001</text:p>
          </table:table-cell>
          <table:table-cell office:value-type="float" office:value="0.000034">
            <text:p>0.000034</text:p>
          </table:table-cell>
          <table:table-cell office:value-type="float" office:value="0.0000351">
            <text:p>0.0000351</text:p>
          </table:table-cell>
          <table:table-cell office:value-type="float" office:value="0.0085451">
            <text:p>0.0085451</text:p>
          </table:table-cell>
          <table:table-cell office:value-type="float" office:value="0.1557262">
            <text:p>0.1557262</text:p>
          </table:table-cell>
          <table:table-cell office:value-type="float" office:value="0.1595639">
            <text:p>0.1595639</text:p>
          </table:table-cell>
          <table:table-cell office:value-type="float" office:value="0.121384">
            <text:p>0.121384</text:p>
          </table:table-cell>
          <table:table-cell office:value-type="float" office:value="0.8327117">
            <text:p>0.8327117</text:p>
          </table:table-cell>
          <table:table-cell office:value-type="float" office:value="0.8588684">
            <text:p>0.8588684</text:p>
          </table:table-cell>
          <table:table-cell office:value-type="float" office:value="0.0000081">
            <text:p>0.0000081</text:p>
          </table:table-cell>
          <table:table-cell office:value-type="float" office:value="0.000065">
            <text:p>0.000065</text:p>
          </table:table-cell>
          <table:table-cell office:value-type="float" office:value="0.0000659">
            <text:p>0.0000659</text:p>
          </table:table-cell>
          <table:table-cell office:value-type="float" office:value="0.0000111">
            <text:p>0.0000111</text:p>
          </table:table-cell>
          <table:table-cell office:value-type="float" office:value="0.0001261">
            <text:p>0.0001261</text:p>
          </table:table-cell>
          <table:table-cell office:value-type="float" office:value="0.000126">
            <text:p>0.00012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0056621">
            <text:p>0.0056621</text:p>
          </table:table-cell>
          <table:table-cell office:value-type="float" office:value="0.0067178">
            <text:p>0.0067178</text:p>
          </table:table-cell>
          <table:table-cell office:value-type="float" office:value="0.0070947">
            <text:p>0.0070947</text:p>
          </table:table-cell>
          <table:table-cell office:value-type="float" office:value="0.0000009">
            <text:p>0.0000009</text:p>
          </table:table-cell>
          <table:table-cell office:value-type="float" office:value="0.0000361">
            <text:p>0.0000361</text:p>
          </table:table-cell>
          <table:table-cell office:value-type="float" office:value="0.0000401">
            <text:p>0.0000401</text:p>
          </table:table-cell>
          <table:table-cell office:value-type="float" office:value="0.009224">
            <text:p>0.009224</text:p>
          </table:table-cell>
          <table:table-cell office:value-type="float" office:value="0.1791721">
            <text:p>0.1791721</text:p>
          </table:table-cell>
          <table:table-cell office:value-type="float" office:value="0.1836351">
            <text:p>0.1836351</text:p>
          </table:table-cell>
          <table:table-cell office:value-type="float" office:value="0.1417445">
            <text:p>0.1417445</text:p>
          </table:table-cell>
          <table:table-cell office:value-type="float" office:value="0.9655953">
            <text:p>0.9655953</text:p>
          </table:table-cell>
          <table:table-cell office:value-type="float" office:value="0.9940433">
            <text:p>0.9940433</text:p>
          </table:table-cell>
          <table:table-cell office:value-type="float" office:value="0.000007">
            <text:p>0.000007</text:p>
          </table:table-cell>
          <table:table-cell office:value-type="float" office:value="0.000071">
            <text:p>0.000071</text:p>
          </table:table-cell>
          <table:table-cell office:value-type="float" office:value="0.0000731">
            <text:p>0.0000731</text:p>
          </table:table-cell>
          <table:table-cell office:value-type="float" office:value="0.0000109">
            <text:p>0.0000109</text:p>
          </table:table-cell>
          <table:table-cell office:value-type="float" office:value="0.0001421">
            <text:p>0.0001421</text:p>
          </table:table-cell>
          <table:table-cell office:value-type="float" office:value="0.0001401">
            <text:p>0.000140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0060136">
            <text:p>0.0060136</text:p>
          </table:table-cell>
          <table:table-cell office:value-type="float" office:value="0.0071967">
            <text:p>0.0071967</text:p>
          </table:table-cell>
          <table:table-cell office:value-type="float" office:value="0.0076408">
            <text:p>0.0076408</text:p>
          </table:table-cell>
          <table:table-cell office:value-type="float" office:value="0.0000001">
            <text:p>0.0000001</text:p>
          </table:table-cell>
          <table:table-cell office:value-type="float" office:value="0.0000381">
            <text:p>0.0000381</text:p>
          </table:table-cell>
          <table:table-cell office:value-type="float" office:value="0.000038">
            <text:p>0.000038</text:p>
          </table:table-cell>
          <table:table-cell office:value-type="float" office:value="0.0098855">
            <text:p>0.0098855</text:p>
          </table:table-cell>
          <table:table-cell office:value-type="float" office:value="0.2042809">
            <text:p>0.2042809</text:p>
          </table:table-cell>
          <table:table-cell office:value-type="float" office:value="0.2094628">
            <text:p>0.2094628</text:p>
          </table:table-cell>
          <table:table-cell office:value-type="float" office:value="0.1624152">
            <text:p>0.1624152</text:p>
          </table:table-cell>
          <table:table-cell office:value-type="float" office:value="1.1075473">
            <text:p>1.1075473</text:p>
          </table:table-cell>
          <table:table-cell office:value-type="float" office:value="1.141728">
            <text:p>1.141728</text:p>
          </table:table-cell>
          <table:table-cell office:value-type="float" office:value="0.000008">
            <text:p>0.000008</text:p>
          </table:table-cell>
          <table:table-cell office:value-type="float" office:value="0.0000759">
            <text:p>0.0000759</text:p>
          </table:table-cell>
          <table:table-cell office:value-type="float" office:value="0.0000769">
            <text:p>0.0000769</text:p>
          </table:table-cell>
          <table:table-cell office:value-type="float" office:value="0.0000129">
            <text:p>0.0000129</text:p>
          </table:table-cell>
          <table:table-cell office:value-type="float" office:value="0.000148">
            <text:p>0.000148</text:p>
          </table:table-cell>
          <table:table-cell office:value-type="float" office:value="0.000146">
            <text:p>0.00014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0063746">
            <text:p>0.0063746</text:p>
          </table:table-cell>
          <table:table-cell office:value-type="float" office:value="0.0076805">
            <text:p>0.0076805</text:p>
          </table:table-cell>
          <table:table-cell office:value-type="float" office:value="0.0081477">
            <text:p>0.0081477</text:p>
          </table:table-cell>
          <table:table-cell office:value-type="float" office:value="0.0000001">
            <text:p>0.0000001</text:p>
          </table:table-cell>
          <table:table-cell office:value-type="float" office:value="0.0000401">
            <text:p>0.0000401</text:p>
          </table:table-cell>
          <table:table-cell office:value-type="float" office:value="0.00004">
            <text:p>0.00004</text:p>
          </table:table-cell>
          <table:table-cell office:value-type="float" office:value="0.0105275">
            <text:p>0.0105275</text:p>
          </table:table-cell>
          <table:table-cell office:value-type="float" office:value="0.2310863">
            <text:p>0.2310863</text:p>
          </table:table-cell>
          <table:table-cell office:value-type="float" office:value="0.2372019">
            <text:p>0.2372019</text:p>
          </table:table-cell>
          <table:table-cell office:value-type="float" office:value="0.1844394">
            <text:p>0.1844394</text:p>
          </table:table-cell>
          <table:table-cell office:value-type="float" office:value="1.2607747">
            <text:p>1.2607747</text:p>
          </table:table-cell>
          <table:table-cell office:value-type="float" office:value="1.2977477">
            <text:p>1.2977477</text:p>
          </table:table-cell>
          <table:table-cell office:value-type="float" office:value="0.000009">
            <text:p>0.000009</text:p>
          </table:table-cell>
          <table:table-cell office:value-type="float" office:value="0.000082">
            <text:p>0.000082</text:p>
          </table:table-cell>
          <table:table-cell office:value-type="float" office:value="0.000084">
            <text:p>0.000084</text:p>
          </table:table-cell>
          <table:table-cell office:value-type="float" office:value="0.0000119">
            <text:p>0.0000119</text:p>
          </table:table-cell>
          <table:table-cell office:value-type="float" office:value="0.0001581">
            <text:p>0.0001581</text:p>
          </table:table-cell>
          <table:table-cell office:value-type="float" office:value="0.000154">
            <text:p>0.00015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0067472">
            <text:p>0.0067472</text:p>
          </table:table-cell>
          <table:table-cell office:value-type="float" office:value="0.0081429">
            <text:p>0.0081429</text:p>
          </table:table-cell>
          <table:table-cell office:value-type="float" office:value="0.0086697">
            <text:p>0.0086697</text:p>
          </table:table-cell>
          <table:table-cell office:value-type="float" office:value="0.0000009">
            <text:p>0.0000009</text:p>
          </table:table-cell>
          <table:table-cell office:value-type="float" office:value="0.0000429">
            <text:p>0.0000429</text:p>
          </table:table-cell>
          <table:table-cell office:value-type="float" office:value="0.000043">
            <text:p>0.000043</text:p>
          </table:table-cell>
          <table:table-cell office:value-type="float" office:value="0.0111451">
            <text:p>0.0111451</text:p>
          </table:table-cell>
          <table:table-cell office:value-type="float" office:value="0.2596878">
            <text:p>0.2596878</text:p>
          </table:table-cell>
          <table:table-cell office:value-type="float" office:value="0.2667333">
            <text:p>0.2667333</text:p>
          </table:table-cell>
          <table:table-cell office:value-type="float" office:value="0.2080909">
            <text:p>0.2080909</text:p>
          </table:table-cell>
          <table:table-cell office:value-type="float" office:value="1.4234213">
            <text:p>1.4234213</text:p>
          </table:table-cell>
          <table:table-cell office:value-type="float" office:value="1.4634861">
            <text:p>1.4634861</text:p>
          </table:table-cell>
          <table:table-cell office:value-type="float" office:value="0.0000101">
            <text:p>0.0000101</text:p>
          </table:table-cell>
          <table:table-cell office:value-type="float" office:value="0.000089">
            <text:p>0.000089</text:p>
          </table:table-cell>
          <table:table-cell office:value-type="float" office:value="0.000091">
            <text:p>0.000091</text:p>
          </table:table-cell>
          <table:table-cell office:value-type="float" office:value="0.0000129">
            <text:p>0.0000129</text:p>
          </table:table-cell>
          <table:table-cell office:value-type="float" office:value="0.000167">
            <text:p>0.000167</text:p>
          </table:table-cell>
          <table:table-cell office:value-type="float" office:value="0.000168">
            <text:p>0.000168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0070997">
            <text:p>0.0070997</text:p>
          </table:table-cell>
          <table:table-cell office:value-type="float" office:value="0.0086041">
            <text:p>0.0086041</text:p>
          </table:table-cell>
          <table:table-cell office:value-type="float" office:value="0.0091588">
            <text:p>0.0091588</text:p>
          </table:table-cell>
          <table:table-cell office:value-type="float" office:value="0.0000009">
            <text:p>0.0000009</text:p>
          </table:table-cell>
          <table:table-cell office:value-type="float" office:value="0.000046">
            <text:p>0.000046</text:p>
          </table:table-cell>
          <table:table-cell office:value-type="float" office:value="0.0000461">
            <text:p>0.0000461</text:p>
          </table:table-cell>
          <table:table-cell office:value-type="float" office:value="0.0117964">
            <text:p>0.0117964</text:p>
          </table:table-cell>
          <table:table-cell office:value-type="float" office:value="0.289979">
            <text:p>0.289979</text:p>
          </table:table-cell>
          <table:table-cell office:value-type="float" office:value="0.2983265">
            <text:p>0.2983265</text:p>
          </table:table-cell>
          <table:table-cell office:value-type="float" office:value="0.2338819">
            <text:p>0.2338819</text:p>
          </table:table-cell>
          <table:table-cell office:value-type="float" office:value="1.5960679">
            <text:p>1.5960679</text:p>
          </table:table-cell>
          <table:table-cell office:value-type="float" office:value="1.6387522">
            <text:p>1.6387522</text:p>
          </table:table-cell>
          <table:table-cell office:value-type="float" office:value="0.000009">
            <text:p>0.000009</text:p>
          </table:table-cell>
          <table:table-cell office:value-type="float" office:value="0.000095">
            <text:p>0.000095</text:p>
          </table:table-cell>
          <table:table-cell office:value-type="float" office:value="0.0000979">
            <text:p>0.0000979</text:p>
          </table:table-cell>
          <table:table-cell office:value-type="float" office:value="0.0000149">
            <text:p>0.0000149</text:p>
          </table:table-cell>
          <table:table-cell office:value-type="float" office:value="0.000179">
            <text:p>0.000179</text:p>
          </table:table-cell>
          <table:table-cell office:value-type="float" office:value="0.000183">
            <text:p>0.000183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007474">
            <text:p>0.007474</text:p>
          </table:table-cell>
          <table:table-cell office:value-type="float" office:value="0.0090938">
            <text:p>0.0090938</text:p>
          </table:table-cell>
          <table:table-cell office:value-type="float" office:value="0.0096643">
            <text:p>0.0096643</text:p>
          </table:table-cell>
          <table:table-cell office:value-type="float" office:value="0.0000009">
            <text:p>0.0000009</text:p>
          </table:table-cell>
          <table:table-cell office:value-type="float" office:value="0.000048">
            <text:p>0.000048</text:p>
          </table:table-cell>
          <table:table-cell office:value-type="float" office:value="0.00005">
            <text:p>0.00005</text:p>
          </table:table-cell>
          <table:table-cell office:value-type="float" office:value="0.0124147">
            <text:p>0.0124147</text:p>
          </table:table-cell>
          <table:table-cell office:value-type="float" office:value="0.3219744">
            <text:p>0.3219744</text:p>
          </table:table-cell>
          <table:table-cell office:value-type="float" office:value="0.3315243">
            <text:p>0.3315243</text:p>
          </table:table-cell>
          <table:table-cell office:value-type="float" office:value="0.2616442">
            <text:p>0.2616442</text:p>
          </table:table-cell>
          <table:table-cell office:value-type="float" office:value="1.7768885">
            <text:p>1.7768885</text:p>
          </table:table-cell>
          <table:table-cell office:value-type="float" office:value="1.8300143">
            <text:p>1.8300143</text:p>
          </table:table-cell>
          <table:table-cell office:value-type="float" office:value="0.00001">
            <text:p>0.00001</text:p>
          </table:table-cell>
          <table:table-cell office:value-type="float" office:value="0.0001011">
            <text:p>0.0001011</text:p>
          </table:table-cell>
          <table:table-cell office:value-type="float" office:value="0.0001041">
            <text:p>0.0001041</text:p>
          </table:table-cell>
          <table:table-cell office:value-type="float" office:value="0.000022">
            <text:p>0.000022</text:p>
          </table:table-cell>
          <table:table-cell office:value-type="float" office:value="0.0001911">
            <text:p>0.0001911</text:p>
          </table:table-cell>
          <table:table-cell office:value-type="float" office:value="0.0001899">
            <text:p>0.000189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78506">
            <text:p>0.0078506</text:p>
          </table:table-cell>
          <table:table-cell office:value-type="float" office:value="0.0095839">
            <text:p>0.0095839</text:p>
          </table:table-cell>
          <table:table-cell office:value-type="float" office:value="0.0101977">
            <text:p>0.0101977</text:p>
          </table:table-cell>
          <table:table-cell office:value-type="float" office:value="0.0000001">
            <text:p>0.0000001</text:p>
          </table:table-cell>
          <table:table-cell office:value-type="float" office:value="0.0000509">
            <text:p>0.0000509</text:p>
          </table:table-cell>
          <table:table-cell office:value-type="float" office:value="0.0000549">
            <text:p>0.0000549</text:p>
          </table:table-cell>
          <table:table-cell office:value-type="float" office:value="0.0130425">
            <text:p>0.0130425</text:p>
          </table:table-cell>
          <table:table-cell office:value-type="float" office:value="0.3557748">
            <text:p>0.3557748</text:p>
          </table:table-cell>
          <table:table-cell office:value-type="float" office:value="0.3669581">
            <text:p>0.3669581</text:p>
          </table:table-cell>
          <table:table-cell office:value-type="float" office:value="0.2904522">
            <text:p>0.2904522</text:p>
          </table:table-cell>
          <table:table-cell office:value-type="float" office:value="1.9709198">
            <text:p>1.9709198</text:p>
          </table:table-cell>
          <table:table-cell office:value-type="float" office:value="2.0277789">
            <text:p>2.0277789</text:p>
          </table:table-cell>
          <table:table-cell office:value-type="float" office:value="0.000011">
            <text:p>0.000011</text:p>
          </table:table-cell>
          <table:table-cell office:value-type="float" office:value="0.0001109">
            <text:p>0.0001109</text:p>
          </table:table-cell>
          <table:table-cell office:value-type="float" office:value="0.000112">
            <text:p>0.000112</text:p>
          </table:table-cell>
          <table:table-cell office:value-type="float" office:value="0.0000169">
            <text:p>0.0000169</text:p>
          </table:table-cell>
          <table:table-cell office:value-type="float" office:value="0.0002009">
            <text:p>0.0002009</text:p>
          </table:table-cell>
          <table:table-cell office:value-type="float" office:value="0.0002029">
            <text:p>0.0002029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0.0082429">
            <text:p>0.0082429</text:p>
          </table:table-cell>
          <table:table-cell office:value-type="float" office:value="0.0100658">
            <text:p>0.0100658</text:p>
          </table:table-cell>
          <table:table-cell office:value-type="float" office:value="0.0106926">
            <text:p>0.0106926</text:p>
          </table:table-cell>
          <table:table-cell office:value-type="float" office:value="0.000001">
            <text:p>0.000001</text:p>
          </table:table-cell>
          <table:table-cell office:value-type="float" office:value="0.000054">
            <text:p>0.000054</text:p>
          </table:table-cell>
          <table:table-cell office:value-type="float" office:value="0.000055">
            <text:p>0.000055</text:p>
          </table:table-cell>
          <table:table-cell office:value-type="float" office:value="0.0136977">
            <text:p>0.0136977</text:p>
          </table:table-cell>
          <table:table-cell office:value-type="float" office:value="0.3913044">
            <text:p>0.3913044</text:p>
          </table:table-cell>
          <table:table-cell office:value-type="float" office:value="0.4039443">
            <text:p>0.4039443</text:p>
          </table:table-cell>
          <table:table-cell office:value-type="float" office:value="0.3206099">
            <text:p>0.3206099</text:p>
          </table:table-cell>
          <table:table-cell office:value-type="float" office:value="2.1751017">
            <text:p>2.1751017</text:p>
          </table:table-cell>
          <table:table-cell office:value-type="float" office:value="2.2392931">
            <text:p>2.2392931</text:p>
          </table:table-cell>
          <table:table-cell office:value-type="float" office:value="0.0000109">
            <text:p>0.0000109</text:p>
          </table:table-cell>
          <table:table-cell office:value-type="float" office:value="0.0001131">
            <text:p>0.0001131</text:p>
          </table:table-cell>
          <table:table-cell office:value-type="float" office:value="0.0001191">
            <text:p>0.0001191</text:p>
          </table:table-cell>
          <table:table-cell office:value-type="float" office:value="0.0000161">
            <text:p>0.0000161</text:p>
          </table:table-cell>
          <table:table-cell office:value-type="float" office:value="0.0002089">
            <text:p>0.0002089</text:p>
          </table:table-cell>
          <table:table-cell office:value-type="float" office:value="0.000212">
            <text:p>0.000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0.0086023">
            <text:p>0.0086023</text:p>
          </table:table-cell>
          <table:table-cell office:value-type="float" office:value="0.0105453">
            <text:p>0.0105453</text:p>
          </table:table-cell>
          <table:table-cell office:value-type="float" office:value="0.011201">
            <text:p>0.011201</text:p>
          </table:table-cell>
          <table:table-cell office:value-type="float" office:value="0.0000011">
            <text:p>0.0000011</text:p>
          </table:table-cell>
          <table:table-cell office:value-type="float" office:value="0.000054">
            <text:p>0.000054</text:p>
          </table:table-cell>
          <table:table-cell office:value-type="float" office:value="0.0000549">
            <text:p>0.0000549</text:p>
          </table:table-cell>
          <table:table-cell office:value-type="float" office:value="0.0143351">
            <text:p>0.0143351</text:p>
          </table:table-cell>
          <table:table-cell office:value-type="float" office:value="0.428677">
            <text:p>0.428677</text:p>
          </table:table-cell>
          <table:table-cell office:value-type="float" office:value="0.4432008">
            <text:p>0.4432008</text:p>
          </table:table-cell>
          <table:table-cell office:value-type="float" office:value="0.3522405">
            <text:p>0.3522405</text:p>
          </table:table-cell>
          <table:table-cell office:value-type="float" office:value="2.3890108">
            <text:p>2.3890108</text:p>
          </table:table-cell>
          <table:table-cell office:value-type="float" office:value="2.4550362">
            <text:p>2.4550362</text:p>
          </table:table-cell>
          <table:table-cell office:value-type="float" office:value="0.000011">
            <text:p>0.000011</text:p>
          </table:table-cell>
          <table:table-cell office:value-type="float" office:value="0.0001201">
            <text:p>0.0001201</text:p>
          </table:table-cell>
          <table:table-cell office:value-type="float" office:value="0.0001249">
            <text:p>0.0001249</text:p>
          </table:table-cell>
          <table:table-cell office:value-type="float" office:value="0.0000181">
            <text:p>0.0000181</text:p>
          </table:table-cell>
          <table:table-cell office:value-type="float" office:value="0.0002209">
            <text:p>0.0002209</text:p>
          </table:table-cell>
          <table:table-cell office:value-type="float" office:value="0.0002211">
            <text:p>0.000221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0.0089721">
            <text:p>0.0089721</text:p>
          </table:table-cell>
          <table:table-cell office:value-type="float" office:value="0.0110283">
            <text:p>0.0110283</text:p>
          </table:table-cell>
          <table:table-cell office:value-type="float" office:value="0.0117232">
            <text:p>0.0117232</text:p>
          </table:table-cell>
          <table:table-cell office:value-type="float" office:value="0.0000009">
            <text:p>0.0000009</text:p>
          </table:table-cell>
          <table:table-cell office:value-type="float" office:value="0.000059">
            <text:p>0.000059</text:p>
          </table:table-cell>
          <table:table-cell office:value-type="float" office:value="0.0000609">
            <text:p>0.0000609</text:p>
          </table:table-cell>
          <table:table-cell office:value-type="float" office:value="0.0149596">
            <text:p>0.0149596</text:p>
          </table:table-cell>
          <table:table-cell office:value-type="float" office:value="0.4679386">
            <text:p>0.4679386</text:p>
          </table:table-cell>
          <table:table-cell office:value-type="float" office:value="0.4839094">
            <text:p>0.4839094</text:p>
          </table:table-cell>
          <table:table-cell office:value-type="float" office:value="0.3870295">
            <text:p>0.3870295</text:p>
          </table:table-cell>
          <table:table-cell office:value-type="float" office:value="2.6134363">
            <text:p>2.6134363</text:p>
          </table:table-cell>
          <table:table-cell office:value-type="float" office:value="2.6894346">
            <text:p>2.6894346</text:p>
          </table:table-cell>
          <table:table-cell office:value-type="float" office:value="0.0000131">
            <text:p>0.0000131</text:p>
          </table:table-cell>
          <table:table-cell office:value-type="float" office:value="0.000128">
            <text:p>0.000128</text:p>
          </table:table-cell>
          <table:table-cell office:value-type="float" office:value="0.0001349">
            <text:p>0.0001349</text:p>
          </table:table-cell>
          <table:table-cell office:value-type="float" office:value="0.0000339">
            <text:p>0.0000339</text:p>
          </table:table-cell>
          <table:table-cell office:value-type="float" office:value="0.0002329">
            <text:p>0.0002329</text:p>
          </table:table-cell>
          <table:table-cell office:value-type="float" office:value="0.0002371">
            <text:p>0.0002371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0093276">
            <text:p>0.0093276</text:p>
          </table:table-cell>
          <table:table-cell office:value-type="float" office:value="0.0114923">
            <text:p>0.0114923</text:p>
          </table:table-cell>
          <table:table-cell office:value-type="float" office:value="0.01222">
            <text:p>0.01222</text:p>
          </table:table-cell>
          <table:table-cell office:value-type="float" office:value="0">
            <text:p>0</text:p>
          </table:table-cell>
          <table:table-cell office:value-type="float" office:value="0.000061">
            <text:p>0.000061</text:p>
          </table:table-cell>
          <table:table-cell office:value-type="float" office:value="0.000064">
            <text:p>0.000064</text:p>
          </table:table-cell>
          <table:table-cell office:value-type="float" office:value="0.0156007">
            <text:p>0.0156007</text:p>
          </table:table-cell>
          <table:table-cell office:value-type="float" office:value="0.5090315">
            <text:p>0.5090315</text:p>
          </table:table-cell>
          <table:table-cell office:value-type="float" office:value="0.5269465">
            <text:p>0.5269465</text:p>
          </table:table-cell>
          <table:table-cell office:value-type="float" office:value="0.4242552">
            <text:p>0.4242552</text:p>
          </table:table-cell>
          <table:table-cell office:value-type="float" office:value="2.849801">
            <text:p>2.849801</text:p>
          </table:table-cell>
          <table:table-cell office:value-type="float" office:value="2.938916">
            <text:p>2.938916</text:p>
          </table:table-cell>
          <table:table-cell office:value-type="float" office:value="0.000013">
            <text:p>0.000013</text:p>
          </table:table-cell>
          <table:table-cell office:value-type="float" office:value="0.000132">
            <text:p>0.000132</text:p>
          </table:table-cell>
          <table:table-cell office:value-type="float" office:value="0.00014">
            <text:p>0.00014</text:p>
          </table:table-cell>
          <table:table-cell office:value-type="float" office:value="0.0000181">
            <text:p>0.0000181</text:p>
          </table:table-cell>
          <table:table-cell office:value-type="float" office:value="0.000246">
            <text:p>0.000246</text:p>
          </table:table-cell>
          <table:table-cell office:value-type="float" office:value="0.0002461">
            <text:p>0.000246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0097218">
            <text:p>0.0097218</text:p>
          </table:table-cell>
          <table:table-cell office:value-type="float" office:value="0.0119873">
            <text:p>0.0119873</text:p>
          </table:table-cell>
          <table:table-cell office:value-type="float" office:value="0.0127274">
            <text:p>0.0127274</text:p>
          </table:table-cell>
          <table:table-cell office:value-type="float" office:value="0.000001">
            <text:p>0.000001</text:p>
          </table:table-cell>
          <table:table-cell office:value-type="float" office:value="0.000065">
            <text:p>0.000065</text:p>
          </table:table-cell>
          <table:table-cell office:value-type="float" office:value="0.0000659">
            <text:p>0.0000659</text:p>
          </table:table-cell>
          <table:table-cell office:value-type="float" office:value="0.0162522">
            <text:p>0.0162522</text:p>
          </table:table-cell>
          <table:table-cell office:value-type="float" office:value="0.5520193">
            <text:p>0.5520193</text:p>
          </table:table-cell>
          <table:table-cell office:value-type="float" office:value="0.5714325">
            <text:p>0.5714325</text:p>
          </table:table-cell>
          <table:table-cell office:value-type="float" office:value="0.4609304">
            <text:p>0.4609304</text:p>
          </table:table-cell>
          <table:table-cell office:value-type="float" office:value="3.0955898">
            <text:p>3.0955898</text:p>
          </table:table-cell>
          <table:table-cell office:value-type="float" office:value="3.1982206">
            <text:p>3.1982206</text:p>
          </table:table-cell>
          <table:table-cell office:value-type="float" office:value="0.0000141">
            <text:p>0.0000141</text:p>
          </table:table-cell>
          <table:table-cell office:value-type="float" office:value="0.000141">
            <text:p>0.000141</text:p>
          </table:table-cell>
          <table:table-cell office:value-type="float" office:value="0.0001459">
            <text:p>0.0001459</text:p>
          </table:table-cell>
          <table:table-cell office:value-type="float" office:value="0.0000201">
            <text:p>0.0000201</text:p>
          </table:table-cell>
          <table:table-cell office:value-type="float" office:value="0.0002539">
            <text:p>0.0002539</text:p>
          </table:table-cell>
          <table:table-cell office:value-type="float" office:value="0.0002559">
            <text:p>0.0002559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0.0101193">
            <text:p>0.0101193</text:p>
          </table:table-cell>
          <table:table-cell office:value-type="float" office:value="0.0124505">
            <text:p>0.0124505</text:p>
          </table:table-cell>
          <table:table-cell office:value-type="float" office:value="0.0132492">
            <text:p>0.0132492</text:p>
          </table:table-cell>
          <table:table-cell office:value-type="float" office:value="0.0000011">
            <text:p>0.0000011</text:p>
          </table:table-cell>
          <table:table-cell office:value-type="float" office:value="0.0000659">
            <text:p>0.0000659</text:p>
          </table:table-cell>
          <table:table-cell office:value-type="float" office:value="0.0000661">
            <text:p>0.0000661</text:p>
          </table:table-cell>
          <table:table-cell office:value-type="float" office:value="0.0168997">
            <text:p>0.0168997</text:p>
          </table:table-cell>
          <table:table-cell office:value-type="float" office:value="0.5968516">
            <text:p>0.5968516</text:p>
          </table:table-cell>
          <table:table-cell office:value-type="float" office:value="0.6182492">
            <text:p>0.6182492</text:p>
          </table:table-cell>
          <table:table-cell office:value-type="float" office:value="0.4992649">
            <text:p>0.4992649</text:p>
          </table:table-cell>
          <table:table-cell office:value-type="float" office:value="3.3520855">
            <text:p>3.3520855</text:p>
          </table:table-cell>
          <table:table-cell office:value-type="float" office:value="3.4702098">
            <text:p>3.4702098</text:p>
          </table:table-cell>
          <table:table-cell office:value-type="float" office:value="0.000014">
            <text:p>0.000014</text:p>
          </table:table-cell>
          <table:table-cell office:value-type="float" office:value="0.000147">
            <text:p>0.000147</text:p>
          </table:table-cell>
          <table:table-cell office:value-type="float" office:value="0.0001531">
            <text:p>0.0001531</text:p>
          </table:table-cell>
          <table:table-cell office:value-type="float" office:value="0.0000209">
            <text:p>0.0000209</text:p>
          </table:table-cell>
          <table:table-cell office:value-type="float" office:value="0.0002639">
            <text:p>0.0002639</text:p>
          </table:table-cell>
          <table:table-cell office:value-type="float" office:value="0.000269">
            <text:p>0.000269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0.0105033">
            <text:p>0.0105033</text:p>
          </table:table-cell>
          <table:table-cell office:value-type="float" office:value="0.0129335">
            <text:p>0.0129335</text:p>
          </table:table-cell>
          <table:table-cell office:value-type="float" office:value="0.01376">
            <text:p>0.01376</text:p>
          </table:table-cell>
          <table:table-cell office:value-type="float" office:value="0.0000009">
            <text:p>0.0000009</text:p>
          </table:table-cell>
          <table:table-cell office:value-type="float" office:value="0.0000691">
            <text:p>0.0000691</text:p>
          </table:table-cell>
          <table:table-cell office:value-type="float" office:value="0.000071">
            <text:p>0.000071</text:p>
          </table:table-cell>
          <table:table-cell office:value-type="float" office:value="0.0174993">
            <text:p>0.0174993</text:p>
          </table:table-cell>
          <table:table-cell office:value-type="float" office:value="0.6435251">
            <text:p>0.6435251</text:p>
          </table:table-cell>
          <table:table-cell office:value-type="float" office:value="0.6665116">
            <text:p>0.6665116</text:p>
          </table:table-cell>
          <table:table-cell office:value-type="float" office:value="0.5396074">
            <text:p>0.5396074</text:p>
          </table:table-cell>
          <table:table-cell office:value-type="float" office:value="3.6189158">
            <text:p>3.6189158</text:p>
          </table:table-cell>
          <table:table-cell office:value-type="float" office:value="3.7439805">
            <text:p>3.7439805</text:p>
          </table:table-cell>
          <table:table-cell office:value-type="float" office:value="0.0000139">
            <text:p>0.0000139</text:p>
          </table:table-cell>
          <table:table-cell office:value-type="float" office:value="0.000154">
            <text:p>0.000154</text:p>
          </table:table-cell>
          <table:table-cell office:value-type="float" office:value="0.000165">
            <text:p>0.000165</text:p>
          </table:table-cell>
          <table:table-cell office:value-type="float" office:value="0.0000209">
            <text:p>0.0000209</text:p>
          </table:table-cell>
          <table:table-cell office:value-type="float" office:value="0.000277">
            <text:p>0.000277</text:p>
          </table:table-cell>
          <table:table-cell office:value-type="float" office:value="0.000279">
            <text:p>0.00027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0.0108739">
            <text:p>0.0108739</text:p>
          </table:table-cell>
          <table:table-cell office:value-type="float" office:value="0.0133851">
            <text:p>0.0133851</text:p>
          </table:table-cell>
          <table:table-cell office:value-type="float" office:value="0.0142502">
            <text:p>0.0142502</text:p>
          </table:table-cell>
          <table:table-cell office:value-type="float" office:value="-0">
            <text:p>0</text:p>
          </table:table-cell>
          <table:table-cell office:value-type="float" office:value="0.0000719">
            <text:p>0.0000719</text:p>
          </table:table-cell>
          <table:table-cell office:value-type="float" office:value="0.000075">
            <text:p>0.000075</text:p>
          </table:table-cell>
          <table:table-cell office:value-type="float" office:value="0.0181264">
            <text:p>0.0181264</text:p>
          </table:table-cell>
          <table:table-cell office:value-type="float" office:value="0.6920484">
            <text:p>0.6920484</text:p>
          </table:table-cell>
          <table:table-cell office:value-type="float" office:value="0.7171799">
            <text:p>0.7171799</text:p>
          </table:table-cell>
          <table:table-cell office:value-type="float" office:value="0.581476">
            <text:p>0.581476</text:p>
          </table:table-cell>
          <table:table-cell office:value-type="float" office:value="3.8961348">
            <text:p>3.8961348</text:p>
          </table:table-cell>
          <table:table-cell office:value-type="float" office:value="4.0238951">
            <text:p>4.0238951</text:p>
          </table:table-cell>
          <table:table-cell office:value-type="float" office:value="0.0000151">
            <text:p>0.0000151</text:p>
          </table:table-cell>
          <table:table-cell office:value-type="float" office:value="0.000162">
            <text:p>0.000162</text:p>
          </table:table-cell>
          <table:table-cell office:value-type="float" office:value="0.0001701">
            <text:p>0.0001701</text:p>
          </table:table-cell>
          <table:table-cell office:value-type="float" office:value="0.000022">
            <text:p>0.000022</text:p>
          </table:table-cell>
          <table:table-cell office:value-type="float" office:value="0.0002889">
            <text:p>0.0002889</text:p>
          </table:table-cell>
          <table:table-cell office:value-type="float" office:value="0.0002919">
            <text:p>0.0002919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0.0112716">
            <text:p>0.0112716</text:p>
          </table:table-cell>
          <table:table-cell office:value-type="float" office:value="0.01391">
            <text:p>0.01391</text:p>
          </table:table-cell>
          <table:table-cell office:value-type="float" office:value="0.0148024">
            <text:p>0.0148024</text:p>
          </table:table-cell>
          <table:table-cell office:value-type="float" office:value="0.000001">
            <text:p>0.000001</text:p>
          </table:table-cell>
          <table:table-cell office:value-type="float" office:value="0.0000771">
            <text:p>0.0000771</text:p>
          </table:table-cell>
          <table:table-cell office:value-type="float" office:value="0.000077">
            <text:p>0.000077</text:p>
          </table:table-cell>
          <table:table-cell office:value-type="float" office:value="0.018762">
            <text:p>0.018762</text:p>
          </table:table-cell>
          <table:table-cell office:value-type="float" office:value="0.7424231">
            <text:p>0.7424231</text:p>
          </table:table-cell>
          <table:table-cell office:value-type="float" office:value="0.7691442">
            <text:p>0.7691442</text:p>
          </table:table-cell>
          <table:table-cell office:value-type="float" office:value="0.6258639">
            <text:p>0.6258639</text:p>
          </table:table-cell>
          <table:table-cell office:value-type="float" office:value="4.182735">
            <text:p>4.182735</text:p>
          </table:table-cell>
          <table:table-cell office:value-type="float" office:value="4.3143156">
            <text:p>4.3143156</text:p>
          </table:table-cell>
          <table:table-cell office:value-type="float" office:value="0.0000151">
            <text:p>0.0000151</text:p>
          </table:table-cell>
          <table:table-cell office:value-type="float" office:value="0.00017">
            <text:p>0.00017</text:p>
          </table:table-cell>
          <table:table-cell office:value-type="float" office:value="0.000179">
            <text:p>0.000179</text:p>
          </table:table-cell>
          <table:table-cell office:value-type="float" office:value="0.0000291">
            <text:p>0.0000291</text:p>
          </table:table-cell>
          <table:table-cell office:value-type="float" office:value="0.0003009">
            <text:p>0.0003009</text:p>
          </table:table-cell>
          <table:table-cell office:value-type="float" office:value="0.0003099">
            <text:p>0.000309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116349">
            <text:p>0.0116349</text:p>
          </table:table-cell>
          <table:table-cell office:value-type="float" office:value="0.0143874">
            <text:p>0.0143874</text:p>
          </table:table-cell>
          <table:table-cell office:value-type="float" office:value="0.0153152">
            <text:p>0.0153152</text:p>
          </table:table-cell>
          <table:table-cell office:value-type="float" office:value="-0">
            <text:p>0</text:p>
          </table:table-cell>
          <table:table-cell office:value-type="float" office:value="0.000074">
            <text:p>0.000074</text:p>
          </table:table-cell>
          <table:table-cell office:value-type="float" office:value="0.000079">
            <text:p>0.000079</text:p>
          </table:table-cell>
          <table:table-cell office:value-type="float" office:value="0.0194091">
            <text:p>0.0194091</text:p>
          </table:table-cell>
          <table:table-cell office:value-type="float" office:value="0.794712">
            <text:p>0.794712</text:p>
          </table:table-cell>
          <table:table-cell office:value-type="float" office:value="0.8236948">
            <text:p>0.8236948</text:p>
          </table:table-cell>
          <table:table-cell office:value-type="float" office:value="0.6687655">
            <text:p>0.6687655</text:p>
          </table:table-cell>
          <table:table-cell office:value-type="float" office:value="4.4818263">
            <text:p>4.4818263</text:p>
          </table:table-cell>
          <table:table-cell office:value-type="float" office:value="4.6171713">
            <text:p>4.6171713</text:p>
          </table:table-cell>
          <table:table-cell office:value-type="float" office:value="0.0000159">
            <text:p>0.0000159</text:p>
          </table:table-cell>
          <table:table-cell office:value-type="float" office:value="0.000176">
            <text:p>0.000176</text:p>
          </table:table-cell>
          <table:table-cell office:value-type="float" office:value="0.0001831">
            <text:p>0.0001831</text:p>
          </table:table-cell>
          <table:table-cell office:value-type="float" office:value="0.000023">
            <text:p>0.000023</text:p>
          </table:table-cell>
          <table:table-cell office:value-type="float" office:value="0.0003109">
            <text:p>0.0003109</text:p>
          </table:table-cell>
          <table:table-cell office:value-type="float" office:value="0.0003181">
            <text:p>0.0003181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0.0120297">
            <text:p>0.0120297</text:p>
          </table:table-cell>
          <table:table-cell office:value-type="float" office:value="0.0148811">
            <text:p>0.0148811</text:p>
          </table:table-cell>
          <table:table-cell office:value-type="float" office:value="0.0158173">
            <text:p>0.0158173</text:p>
          </table:table-cell>
          <table:table-cell office:value-type="float" office:value="-0">
            <text:p>0</text:p>
          </table:table-cell>
          <table:table-cell office:value-type="float" office:value="0.0000791">
            <text:p>0.0000791</text:p>
          </table:table-cell>
          <table:table-cell office:value-type="float" office:value="0.000079">
            <text:p>0.000079</text:p>
          </table:table-cell>
          <table:table-cell office:value-type="float" office:value="0.0200268">
            <text:p>0.0200268</text:p>
          </table:table-cell>
          <table:table-cell office:value-type="float" office:value="0.8488701">
            <text:p>0.8488701</text:p>
          </table:table-cell>
          <table:table-cell office:value-type="float" office:value="0.8794528">
            <text:p>0.8794528</text:p>
          </table:table-cell>
          <table:table-cell office:value-type="float" office:value="0.7157714">
            <text:p>0.7157714</text:p>
          </table:table-cell>
          <table:table-cell office:value-type="float" office:value="4.7908722">
            <text:p>4.7908722</text:p>
          </table:table-cell>
          <table:table-cell office:value-type="float" office:value="4.9544465">
            <text:p>4.9544465</text:p>
          </table:table-cell>
          <table:table-cell office:value-type="float" office:value="0.0000169">
            <text:p>0.0000169</text:p>
          </table:table-cell>
          <table:table-cell office:value-type="float" office:value="0.000187">
            <text:p>0.000187</text:p>
          </table:table-cell>
          <table:table-cell office:value-type="float" office:value="0.0001929">
            <text:p>0.0001929</text:p>
          </table:table-cell>
          <table:table-cell office:value-type="float" office:value="0.000024">
            <text:p>0.000024</text:p>
          </table:table-cell>
          <table:table-cell office:value-type="float" office:value="0.000325">
            <text:p>0.000325</text:p>
          </table:table-cell>
          <table:table-cell office:value-type="float" office:value="0.0003291">
            <text:p>0.0003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0.0124289">
            <text:p>0.0124289</text:p>
          </table:table-cell>
          <table:table-cell office:value-type="float" office:value="0.0153691">
            <text:p>0.0153691</text:p>
          </table:table-cell>
          <table:table-cell office:value-type="float" office:value="0.0163367">
            <text:p>0.0163367</text:p>
          </table:table-cell>
          <table:table-cell office:value-type="float" office:value="0.000001">
            <text:p>0.000001</text:p>
          </table:table-cell>
          <table:table-cell office:value-type="float" office:value="0.0000819">
            <text:p>0.0000819</text:p>
          </table:table-cell>
          <table:table-cell office:value-type="float" office:value="0.0000851">
            <text:p>0.0000851</text:p>
          </table:table-cell>
          <table:table-cell office:value-type="float" office:value="0.0206454">
            <text:p>0.0206454</text:p>
          </table:table-cell>
          <table:table-cell office:value-type="float" office:value="0.9048637">
            <text:p>0.9048637</text:p>
          </table:table-cell>
          <table:table-cell office:value-type="float" office:value="0.937844">
            <text:p>0.937844</text:p>
          </table:table-cell>
          <table:table-cell office:value-type="float" office:value="0.7642785">
            <text:p>0.7642785</text:p>
          </table:table-cell>
          <table:table-cell office:value-type="float" office:value="5.1099966">
            <text:p>5.1099966</text:p>
          </table:table-cell>
          <table:table-cell office:value-type="float" office:value="5.2866852">
            <text:p>5.2866852</text:p>
          </table:table-cell>
          <table:table-cell office:value-type="float" office:value="0.0000171">
            <text:p>0.0000171</text:p>
          </table:table-cell>
          <table:table-cell office:value-type="float" office:value="0.0001909">
            <text:p>0.0001909</text:p>
          </table:table-cell>
          <table:table-cell office:value-type="float" office:value="0.000199">
            <text:p>0.000199</text:p>
          </table:table-cell>
          <table:table-cell office:value-type="float" office:value="0.0000261">
            <text:p>0.0000261</text:p>
          </table:table-cell>
          <table:table-cell office:value-type="float" office:value="0.0003349">
            <text:p>0.0003349</text:p>
          </table:table-cell>
          <table:table-cell office:value-type="float" office:value="0.00034">
            <text:p>0.0003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0.012799">
            <text:p>0.012799</text:p>
          </table:table-cell>
          <table:table-cell office:value-type="float" office:value="0.015857">
            <text:p>0.015857</text:p>
          </table:table-cell>
          <table:table-cell office:value-type="float" office:value="0.0168483">
            <text:p>0.0168483</text:p>
          </table:table-cell>
          <table:table-cell office:value-type="float" office:value="0.0000001">
            <text:p>0.0000001</text:p>
          </table:table-cell>
          <table:table-cell office:value-type="float" office:value="0.000085">
            <text:p>0.000085</text:p>
          </table:table-cell>
          <table:table-cell office:value-type="float" office:value="0.0000869">
            <text:p>0.0000869</text:p>
          </table:table-cell>
          <table:table-cell office:value-type="float" office:value="0.02127">
            <text:p>0.02127</text:p>
          </table:table-cell>
          <table:table-cell office:value-type="float" office:value="0.9627304">
            <text:p>0.9627304</text:p>
          </table:table-cell>
          <table:table-cell office:value-type="float" office:value="0.9973476">
            <text:p>0.9973476</text:p>
          </table:table-cell>
          <table:table-cell office:value-type="float" office:value="0.8163056">
            <text:p>0.8163056</text:p>
          </table:table-cell>
          <table:table-cell office:value-type="float" office:value="5.4388088">
            <text:p>5.4388088</text:p>
          </table:table-cell>
          <table:table-cell office:value-type="float" office:value="5.6211844">
            <text:p>5.6211844</text:p>
          </table:table-cell>
          <table:table-cell office:value-type="float" office:value="0.000018">
            <text:p>0.000018</text:p>
          </table:table-cell>
          <table:table-cell office:value-type="float" office:value="0.0002031">
            <text:p>0.0002031</text:p>
          </table:table-cell>
          <table:table-cell office:value-type="float" office:value="0.000205">
            <text:p>0.000205</text:p>
          </table:table-cell>
          <table:table-cell office:value-type="float" office:value="0.0000379">
            <text:p>0.0000379</text:p>
          </table:table-cell>
          <table:table-cell office:value-type="float" office:value="0.000348">
            <text:p>0.000348</text:p>
          </table:table-cell>
          <table:table-cell office:value-type="float" office:value="0.0003559">
            <text:p>0.0003559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0.0131889">
            <text:p>0.0131889</text:p>
          </table:table-cell>
          <table:table-cell office:value-type="float" office:value="0.0163369">
            <text:p>0.0163369</text:p>
          </table:table-cell>
          <table:table-cell office:value-type="float" office:value="0.0173965">
            <text:p>0.0173965</text:p>
          </table:table-cell>
          <table:table-cell office:value-type="float" office:value="0.0000001">
            <text:p>0.0000001</text:p>
          </table:table-cell>
          <table:table-cell office:value-type="float" office:value="0.0000869">
            <text:p>0.0000869</text:p>
          </table:table-cell>
          <table:table-cell office:value-type="float" office:value="0.00009">
            <text:p>0.00009</text:p>
          </table:table-cell>
          <table:table-cell office:value-type="float" office:value="0.0218939">
            <text:p>0.0218939</text:p>
          </table:table-cell>
          <table:table-cell office:value-type="float" office:value="1.0224195">
            <text:p>1.0224195</text:p>
          </table:table-cell>
          <table:table-cell office:value-type="float" office:value="1.059543">
            <text:p>1.059543</text:p>
          </table:table-cell>
          <table:table-cell office:value-type="float" office:value="0.8716201">
            <text:p>0.8716201</text:p>
          </table:table-cell>
          <table:table-cell office:value-type="float" office:value="5.7789086">
            <text:p>5.7789086</text:p>
          </table:table-cell>
          <table:table-cell office:value-type="float" office:value="6.0026071">
            <text:p>6.0026071</text:p>
          </table:table-cell>
          <table:table-cell office:value-type="float" office:value="0.0000199">
            <text:p>0.0000199</text:p>
          </table:table-cell>
          <table:table-cell office:value-type="float" office:value="0.000207">
            <text:p>0.000207</text:p>
          </table:table-cell>
          <table:table-cell office:value-type="float" office:value="0.000219">
            <text:p>0.000219</text:p>
          </table:table-cell>
          <table:table-cell office:value-type="float" office:value="0.0000249">
            <text:p>0.0000249</text:p>
          </table:table-cell>
          <table:table-cell office:value-type="float" office:value="0.0003609">
            <text:p>0.0003609</text:p>
          </table:table-cell>
          <table:table-cell office:value-type="float" office:value="0.0003631">
            <text:p>0.0003631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0135777">
            <text:p>0.0135777</text:p>
          </table:table-cell>
          <table:table-cell office:value-type="float" office:value="0.016795">
            <text:p>0.016795</text:p>
          </table:table-cell>
          <table:table-cell office:value-type="float" office:value="0.0179166">
            <text:p>0.0179166</text:p>
          </table:table-cell>
          <table:table-cell office:value-type="float" office:value="-0">
            <text:p>0</text:p>
          </table:table-cell>
          <table:table-cell office:value-type="float" office:value="0.0000891">
            <text:p>0.0000891</text:p>
          </table:table-cell>
          <table:table-cell office:value-type="float" office:value="0.000092">
            <text:p>0.000092</text:p>
          </table:table-cell>
          <table:table-cell office:value-type="float" office:value="0.0225638">
            <text:p>0.0225638</text:p>
          </table:table-cell>
          <table:table-cell office:value-type="float" office:value="1.0839677">
            <text:p>1.0839677</text:p>
          </table:table-cell>
          <table:table-cell office:value-type="float" office:value="1.1227544">
            <text:p>1.1227544</text:p>
          </table:table-cell>
          <table:table-cell office:value-type="float" office:value="0.9254865">
            <text:p>0.9254865</text:p>
          </table:table-cell>
          <table:table-cell office:value-type="float" office:value="6.128762">
            <text:p>6.128762</text:p>
          </table:table-cell>
          <table:table-cell office:value-type="float" office:value="6.4008669">
            <text:p>6.4008669</text:p>
          </table:table-cell>
          <table:table-cell office:value-type="float" office:value="0.0000191">
            <text:p>0.0000191</text:p>
          </table:table-cell>
          <table:table-cell office:value-type="float" office:value="0.000215">
            <text:p>0.000215</text:p>
          </table:table-cell>
          <table:table-cell office:value-type="float" office:value="0.0002281">
            <text:p>0.0002281</text:p>
          </table:table-cell>
          <table:table-cell office:value-type="float" office:value="0.000027">
            <text:p>0.000027</text:p>
          </table:table-cell>
          <table:table-cell office:value-type="float" office:value="0.00037">
            <text:p>0.00037</text:p>
          </table:table-cell>
          <table:table-cell office:value-type="float" office:value="0.000378">
            <text:p>0.000378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0139362">
            <text:p>0.0139362</text:p>
          </table:table-cell>
          <table:table-cell office:value-type="float" office:value="0.017298">
            <text:p>0.017298</text:p>
          </table:table-cell>
          <table:table-cell office:value-type="float" office:value="0.0184382">
            <text:p>0.0184382</text:p>
          </table:table-cell>
          <table:table-cell office:value-type="float" office:value="-0">
            <text:p>0</text:p>
          </table:table-cell>
          <table:table-cell office:value-type="float" office:value="0.0000921">
            <text:p>0.0000921</text:p>
          </table:table-cell>
          <table:table-cell office:value-type="float" office:value="0.0000959">
            <text:p>0.0000959</text:p>
          </table:table-cell>
          <table:table-cell office:value-type="float" office:value="0.0232097">
            <text:p>0.0232097</text:p>
          </table:table-cell>
          <table:table-cell office:value-type="float" office:value="1.1473213">
            <text:p>1.1473213</text:p>
          </table:table-cell>
          <table:table-cell office:value-type="float" office:value="1.188707">
            <text:p>1.188707</text:p>
          </table:table-cell>
          <table:table-cell office:value-type="float" office:value="0.9812357">
            <text:p>0.9812357</text:p>
          </table:table-cell>
          <table:table-cell office:value-type="float" office:value="6.4910808">
            <text:p>6.4910808</text:p>
          </table:table-cell>
          <table:table-cell office:value-type="float" office:value="6.7804254">
            <text:p>6.7804254</text:p>
          </table:table-cell>
          <table:table-cell office:value-type="float" office:value="0.0000189">
            <text:p>0.0000189</text:p>
          </table:table-cell>
          <table:table-cell office:value-type="float" office:value="0.0002231">
            <text:p>0.0002231</text:p>
          </table:table-cell>
          <table:table-cell office:value-type="float" office:value="0.0002331">
            <text:p>0.0002331</text:p>
          </table:table-cell>
          <table:table-cell office:value-type="float" office:value="0.000028">
            <text:p>0.000028</text:p>
          </table:table-cell>
          <table:table-cell office:value-type="float" office:value="0.0003811">
            <text:p>0.0003811</text:p>
          </table:table-cell>
          <table:table-cell office:value-type="float" office:value="0.0003891">
            <text:p>0.000389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0.0143178">
            <text:p>0.0143178</text:p>
          </table:table-cell>
          <table:table-cell office:value-type="float" office:value="0.0177877">
            <text:p>0.0177877</text:p>
          </table:table-cell>
          <table:table-cell office:value-type="float" office:value="0.0189824">
            <text:p>0.0189824</text:p>
          </table:table-cell>
          <table:table-cell office:value-type="float" office:value="0.0000009">
            <text:p>0.0000009</text:p>
          </table:table-cell>
          <table:table-cell office:value-type="float" office:value="0.0000949">
            <text:p>0.0000949</text:p>
          </table:table-cell>
          <table:table-cell office:value-type="float" office:value="0.0000979">
            <text:p>0.0000979</text:p>
          </table:table-cell>
          <table:table-cell office:value-type="float" office:value="0.0238326">
            <text:p>0.0238326</text:p>
          </table:table-cell>
          <table:table-cell office:value-type="float" office:value="1.2125481">
            <text:p>1.2125481</text:p>
          </table:table-cell>
          <table:table-cell office:value-type="float" office:value="1.2556709">
            <text:p>1.2556709</text:p>
          </table:table-cell>
          <table:table-cell office:value-type="float" office:value="1.0384762">
            <text:p>1.0384762</text:p>
          </table:table-cell>
          <table:table-cell office:value-type="float" office:value="6.8616274">
            <text:p>6.8616274</text:p>
          </table:table-cell>
          <table:table-cell office:value-type="float" office:value="7.1908005">
            <text:p>7.1908005</text:p>
          </table:table-cell>
          <table:table-cell office:value-type="float" office:value="0.0000199">
            <text:p>0.0000199</text:p>
          </table:table-cell>
          <table:table-cell office:value-type="float" office:value="0.000233">
            <text:p>0.000233</text:p>
          </table:table-cell>
          <table:table-cell office:value-type="float" office:value="0.00024">
            <text:p>0.00024</text:p>
          </table:table-cell>
          <table:table-cell office:value-type="float" office:value="0.000029">
            <text:p>0.000029</text:p>
          </table:table-cell>
          <table:table-cell office:value-type="float" office:value="0.0003941">
            <text:p>0.0003941</text:p>
          </table:table-cell>
          <table:table-cell office:value-type="float" office:value="0.000407">
            <text:p>0.000407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0.0146891">
            <text:p>0.0146891</text:p>
          </table:table-cell>
          <table:table-cell office:value-type="float" office:value="0.018317">
            <text:p>0.018317</text:p>
          </table:table-cell>
          <table:table-cell office:value-type="float" office:value="0.0195174">
            <text:p>0.0195174</text:p>
          </table:table-cell>
          <table:table-cell office:value-type="float" office:value="0.0000009">
            <text:p>0.0000009</text:p>
          </table:table-cell>
          <table:table-cell office:value-type="float" office:value="0.000099">
            <text:p>0.000099</text:p>
          </table:table-cell>
          <table:table-cell office:value-type="float" office:value="0.000096">
            <text:p>0.000096</text:p>
          </table:table-cell>
          <table:table-cell office:value-type="float" office:value="0.0244797">
            <text:p>0.0244797</text:p>
          </table:table-cell>
          <table:table-cell office:value-type="float" office:value="1.279663">
            <text:p>1.279663</text:p>
          </table:table-cell>
          <table:table-cell office:value-type="float" office:value="1.325487">
            <text:p>1.325487</text:p>
          </table:table-cell>
          <table:table-cell office:value-type="float" office:value="1.0981754">
            <text:p>1.0981754</text:p>
          </table:table-cell>
          <table:table-cell office:value-type="float" office:value="7.2434127">
            <text:p>7.2434127</text:p>
          </table:table-cell>
          <table:table-cell office:value-type="float" office:value="7.5966137">
            <text:p>7.5966137</text:p>
          </table:table-cell>
          <table:table-cell office:value-type="float" office:value="0.00002">
            <text:p>0.00002</text:p>
          </table:table-cell>
          <table:table-cell office:value-type="float" office:value="0.0002401">
            <text:p>0.0002401</text:p>
          </table:table-cell>
          <table:table-cell office:value-type="float" office:value="0.0002521">
            <text:p>0.0002521</text:p>
          </table:table-cell>
          <table:table-cell office:value-type="float" office:value="0.000036">
            <text:p>0.000036</text:p>
          </table:table-cell>
          <table:table-cell office:value-type="float" office:value="0.0004071">
            <text:p>0.0004071</text:p>
          </table:table-cell>
          <table:table-cell office:value-type="float" office:value="0.000414">
            <text:p>0.000414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0.0150683">
            <text:p>0.0150683</text:p>
          </table:table-cell>
          <table:table-cell office:value-type="float" office:value="0.0188306">
            <text:p>0.0188306</text:p>
          </table:table-cell>
          <table:table-cell office:value-type="float" office:value="0.0200725">
            <text:p>0.0200725</text:p>
          </table:table-cell>
          <table:table-cell office:value-type="float" office:value="0">
            <text:p>0</text:p>
          </table:table-cell>
          <table:table-cell office:value-type="float" office:value="0.0001001">
            <text:p>0.0001001</text:p>
          </table:table-cell>
          <table:table-cell office:value-type="float" office:value="0.0001029">
            <text:p>0.0001029</text:p>
          </table:table-cell>
          <table:table-cell office:value-type="float" office:value="0.0251262">
            <text:p>0.0251262</text:p>
          </table:table-cell>
          <table:table-cell office:value-type="float" office:value="1.3486629">
            <text:p>1.3486629</text:p>
          </table:table-cell>
          <table:table-cell office:value-type="float" office:value="1.396184">
            <text:p>1.396184</text:p>
          </table:table-cell>
          <table:table-cell office:value-type="float" office:value="1.1606193">
            <text:p>1.1606193</text:p>
          </table:table-cell>
          <table:table-cell office:value-type="float" office:value="7.6333599">
            <text:p>7.6333599</text:p>
          </table:table-cell>
          <table:table-cell office:value-type="float" office:value="8.0218372">
            <text:p>8.0218372</text:p>
          </table:table-cell>
          <table:table-cell office:value-type="float" office:value="0.0000211">
            <text:p>0.0000211</text:p>
          </table:table-cell>
          <table:table-cell office:value-type="float" office:value="0.000246">
            <text:p>0.000246</text:p>
          </table:table-cell>
          <table:table-cell office:value-type="float" office:value="0.000259">
            <text:p>0.000259</text:p>
          </table:table-cell>
          <table:table-cell office:value-type="float" office:value="0.0000311">
            <text:p>0.0000311</text:p>
          </table:table-cell>
          <table:table-cell office:value-type="float" office:value="0.000417">
            <text:p>0.000417</text:p>
          </table:table-cell>
          <table:table-cell office:value-type="float" office:value="0.0004289">
            <text:p>0.000428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154859">
            <text:p>0.0154859</text:p>
          </table:table-cell>
          <table:table-cell office:value-type="float" office:value="0.0192991">
            <text:p>0.0192991</text:p>
          </table:table-cell>
          <table:table-cell office:value-type="float" office:value="0.0206077">
            <text:p>0.0206077</text:p>
          </table:table-cell>
          <table:table-cell office:value-type="float" office:value="0.000001">
            <text:p>0.000001</text:p>
          </table:table-cell>
          <table:table-cell office:value-type="float" office:value="0.0000989">
            <text:p>0.0000989</text:p>
          </table:table-cell>
          <table:table-cell office:value-type="float" office:value="0.000107">
            <text:p>0.000107</text:p>
          </table:table-cell>
          <table:table-cell office:value-type="float" office:value="0.025722">
            <text:p>0.025722</text:p>
          </table:table-cell>
          <table:table-cell office:value-type="float" office:value="1.4195045">
            <text:p>1.4195045</text:p>
          </table:table-cell>
          <table:table-cell office:value-type="float" office:value="1.4697501">
            <text:p>1.4697501</text:p>
          </table:table-cell>
          <table:table-cell office:value-type="float" office:value="1.2267895">
            <text:p>1.2267895</text:p>
          </table:table-cell>
          <table:table-cell office:value-type="float" office:value="8.0398252">
            <text:p>8.0398252</text:p>
          </table:table-cell>
          <table:table-cell office:value-type="float" office:value="8.5018984">
            <text:p>8.5018984</text:p>
          </table:table-cell>
          <table:table-cell office:value-type="float" office:value="0.000022">
            <text:p>0.000022</text:p>
          </table:table-cell>
          <table:table-cell office:value-type="float" office:value="0.000252">
            <text:p>0.000252</text:p>
          </table:table-cell>
          <table:table-cell office:value-type="float" office:value="0.000264">
            <text:p>0.000264</text:p>
          </table:table-cell>
          <table:table-cell office:value-type="float" office:value="0.000031">
            <text:p>0.000031</text:p>
          </table:table-cell>
          <table:table-cell office:value-type="float" office:value="0.000432">
            <text:p>0.000432</text:p>
          </table:table-cell>
          <table:table-cell office:value-type="float" office:value="0.000442">
            <text:p>0.000442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0.015872">
            <text:p>0.015872</text:p>
          </table:table-cell>
          <table:table-cell office:value-type="float" office:value="0.0197881">
            <text:p>0.0197881</text:p>
          </table:table-cell>
          <table:table-cell office:value-type="float" office:value="0.021131">
            <text:p>0.021131</text:p>
          </table:table-cell>
          <table:table-cell office:value-type="float" office:value="0.0000001">
            <text:p>0.0000001</text:p>
          </table:table-cell>
          <table:table-cell office:value-type="float" office:value="0.0001061">
            <text:p>0.0001061</text:p>
          </table:table-cell>
          <table:table-cell office:value-type="float" office:value="0.000109">
            <text:p>0.000109</text:p>
          </table:table-cell>
          <table:table-cell office:value-type="float" office:value="0.0263568">
            <text:p>0.0263568</text:p>
          </table:table-cell>
          <table:table-cell office:value-type="float" office:value="1.4922809">
            <text:p>1.4922809</text:p>
          </table:table-cell>
          <table:table-cell office:value-type="float" office:value="1.5441758">
            <text:p>1.5441758</text:p>
          </table:table-cell>
          <table:table-cell office:value-type="float" office:value="1.2926386">
            <text:p>1.2926386</text:p>
          </table:table-cell>
          <table:table-cell office:value-type="float" office:value="8.4534546">
            <text:p>8.4534546</text:p>
          </table:table-cell>
          <table:table-cell office:value-type="float" office:value="8.9441246">
            <text:p>8.9441246</text:p>
          </table:table-cell>
          <table:table-cell office:value-type="float" office:value="0.000022">
            <text:p>0.000022</text:p>
          </table:table-cell>
          <table:table-cell office:value-type="float" office:value="0.000265">
            <text:p>0.000265</text:p>
          </table:table-cell>
          <table:table-cell office:value-type="float" office:value="0.000276">
            <text:p>0.000276</text:p>
          </table:table-cell>
          <table:table-cell office:value-type="float" office:value="0.000032">
            <text:p>0.000032</text:p>
          </table:table-cell>
          <table:table-cell office:value-type="float" office:value="0.000448">
            <text:p>0.000448</text:p>
          </table:table-cell>
          <table:table-cell office:value-type="float" office:value="0.000457">
            <text:p>0.000457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0.016244">
            <text:p>0.016244</text:p>
          </table:table-cell>
          <table:table-cell office:value-type="float" office:value="0.020258">
            <text:p>0.020258</text:p>
          </table:table-cell>
          <table:table-cell office:value-type="float" office:value="0.0216746">
            <text:p>0.0216746</text:p>
          </table:table-cell>
          <table:table-cell office:value-type="float" office:value="0.0000001">
            <text:p>0.0000001</text:p>
          </table:table-cell>
          <table:table-cell office:value-type="float" office:value="0.0001041">
            <text:p>0.0001041</text:p>
          </table:table-cell>
          <table:table-cell office:value-type="float" office:value="0.0001059">
            <text:p>0.0001059</text:p>
          </table:table-cell>
          <table:table-cell office:value-type="float" office:value="0.0269984">
            <text:p>0.0269984</text:p>
          </table:table-cell>
          <table:table-cell office:value-type="float" office:value="1.566872">
            <text:p>1.566872</text:p>
          </table:table-cell>
          <table:table-cell office:value-type="float" office:value="1.6214922">
            <text:p>1.6214922</text:p>
          </table:table-cell>
          <table:table-cell office:value-type="float" office:value="1.3592292">
            <text:p>1.3592292</text:p>
          </table:table-cell>
          <table:table-cell office:value-type="float" office:value="8.8776458">
            <text:p>8.8776458</text:p>
          </table:table-cell>
          <table:table-cell office:value-type="float" office:value="9.4398874">
            <text:p>9.4398874</text:p>
          </table:table-cell>
          <table:table-cell office:value-type="float" office:value="0.0000219">
            <text:p>0.0000219</text:p>
          </table:table-cell>
          <table:table-cell office:value-type="float" office:value="0.00027">
            <text:p>0.00027</text:p>
          </table:table-cell>
          <table:table-cell office:value-type="float" office:value="0.00028">
            <text:p>0.00028</text:p>
          </table:table-cell>
          <table:table-cell office:value-type="float" office:value="0.0000359">
            <text:p>0.0000359</text:p>
          </table:table-cell>
          <table:table-cell office:value-type="float" office:value="0.0004551">
            <text:p>0.0004551</text:p>
          </table:table-cell>
          <table:table-cell office:value-type="float" office:value="0.0004611">
            <text:p>0.000461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0.0166148">
            <text:p>0.0166148</text:p>
          </table:table-cell>
          <table:table-cell office:value-type="float" office:value="0.0207508">
            <text:p>0.0207508</text:p>
          </table:table-cell>
          <table:table-cell office:value-type="float" office:value="0.022222">
            <text:p>0.022222</text:p>
          </table:table-cell>
          <table:table-cell office:value-type="float" office:value="0.0000001">
            <text:p>0.0000001</text:p>
          </table:table-cell>
          <table:table-cell office:value-type="float" office:value="0.000109">
            <text:p>0.000109</text:p>
          </table:table-cell>
          <table:table-cell office:value-type="float" office:value="0.0001139">
            <text:p>0.0001139</text:p>
          </table:table-cell>
          <table:table-cell office:value-type="float" office:value="0.0275882">
            <text:p>0.0275882</text:p>
          </table:table-cell>
          <table:table-cell office:value-type="float" office:value="1.6433469">
            <text:p>1.6433469</text:p>
          </table:table-cell>
          <table:table-cell office:value-type="float" office:value="1.6996745">
            <text:p>1.6996745</text:p>
          </table:table-cell>
          <table:table-cell office:value-type="float" office:value="1.429161">
            <text:p>1.429161</text:p>
          </table:table-cell>
          <table:table-cell office:value-type="float" office:value="9.3127716">
            <text:p>9.3127716</text:p>
          </table:table-cell>
          <table:table-cell office:value-type="float" office:value="9.9233539">
            <text:p>9.9233539</text:p>
          </table:table-cell>
          <table:table-cell office:value-type="float" office:value="0.000022">
            <text:p>0.000022</text:p>
          </table:table-cell>
          <table:table-cell office:value-type="float" office:value="0.0002779">
            <text:p>0.0002779</text:p>
          </table:table-cell>
          <table:table-cell office:value-type="float" office:value="0.0002911">
            <text:p>0.0002911</text:p>
          </table:table-cell>
          <table:table-cell office:value-type="float" office:value="0.0000369">
            <text:p>0.0000369</text:p>
          </table:table-cell>
          <table:table-cell office:value-type="float" office:value="0.0004751">
            <text:p>0.0004751</text:p>
          </table:table-cell>
          <table:table-cell office:value-type="float" office:value="0.000481">
            <text:p>0.00048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0.0170095">
            <text:p>0.0170095</text:p>
          </table:table-cell>
          <table:table-cell office:value-type="float" office:value="0.0212501">
            <text:p>0.0212501</text:p>
          </table:table-cell>
          <table:table-cell office:value-type="float" office:value="0.0227486">
            <text:p>0.0227486</text:p>
          </table:table-cell>
          <table:table-cell office:value-type="float" office:value="0.000001">
            <text:p>0.000001</text:p>
          </table:table-cell>
          <table:table-cell office:value-type="float" office:value="0.000111">
            <text:p>0.000111</text:p>
          </table:table-cell>
          <table:table-cell office:value-type="float" office:value="0.0001181">
            <text:p>0.0001181</text:p>
          </table:table-cell>
          <table:table-cell office:value-type="float" office:value="0.0282201">
            <text:p>0.0282201</text:p>
          </table:table-cell>
          <table:table-cell office:value-type="float" office:value="1.7216234">
            <text:p>1.7216234</text:p>
          </table:table-cell>
          <table:table-cell office:value-type="float" office:value="1.7807941">
            <text:p>1.7807941</text:p>
          </table:table-cell>
          <table:table-cell office:value-type="float" office:value="1.5033643">
            <text:p>1.5033643</text:p>
          </table:table-cell>
          <table:table-cell office:value-type="float" office:value="9.7611149">
            <text:p>9.7611149</text:p>
          </table:table-cell>
          <table:table-cell office:value-type="float" office:value="10.4230513">
            <text:p>10.4230513</text:p>
          </table:table-cell>
          <table:table-cell office:value-type="float" office:value="0.000023">
            <text:p>0.000023</text:p>
          </table:table-cell>
          <table:table-cell office:value-type="float" office:value="0.00029">
            <text:p>0.00029</text:p>
          </table:table-cell>
          <table:table-cell office:value-type="float" office:value="0.000294">
            <text:p>0.000294</text:p>
          </table:table-cell>
          <table:table-cell office:value-type="float" office:value="0.0000351">
            <text:p>0.0000351</text:p>
          </table:table-cell>
          <table:table-cell office:value-type="float" office:value="0.000484">
            <text:p>0.000484</text:p>
          </table:table-cell>
          <table:table-cell office:value-type="float" office:value="0.0004951">
            <text:p>0.0004951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0174015">
            <text:p>0.0174015</text:p>
          </table:table-cell>
          <table:table-cell office:value-type="float" office:value="0.0217335">
            <text:p>0.0217335</text:p>
          </table:table-cell>
          <table:table-cell office:value-type="float" office:value="0.0232708">
            <text:p>0.0232708</text:p>
          </table:table-cell>
          <table:table-cell office:value-type="float" office:value="0.0000001">
            <text:p>0.0000001</text:p>
          </table:table-cell>
          <table:table-cell office:value-type="float" office:value="0.000118">
            <text:p>0.000118</text:p>
          </table:table-cell>
          <table:table-cell office:value-type="float" office:value="0.000119">
            <text:p>0.000119</text:p>
          </table:table-cell>
          <table:table-cell office:value-type="float" office:value="0.02887">
            <text:p>0.02887</text:p>
          </table:table-cell>
          <table:table-cell office:value-type="float" office:value="1.8017551">
            <text:p>1.8017551</text:p>
          </table:table-cell>
          <table:table-cell office:value-type="float" office:value="1.862684">
            <text:p>1.862684</text:p>
          </table:table-cell>
          <table:table-cell office:value-type="float" office:value="1.5755646">
            <text:p>1.5755646</text:p>
          </table:table-cell>
          <table:table-cell office:value-type="float" office:value="10.218889">
            <text:p>10.218889</text:p>
          </table:table-cell>
          <table:table-cell office:value-type="float" office:value="10.9622521">
            <text:p>10.9622521</text:p>
          </table:table-cell>
          <table:table-cell office:value-type="float" office:value="0.000024">
            <text:p>0.000024</text:p>
          </table:table-cell>
          <table:table-cell office:value-type="float" office:value="0.000297">
            <text:p>0.000297</text:p>
          </table:table-cell>
          <table:table-cell office:value-type="float" office:value="0.000309">
            <text:p>0.000309</text:p>
          </table:table-cell>
          <table:table-cell office:value-type="float" office:value="0.000035">
            <text:p>0.000035</text:p>
          </table:table-cell>
          <table:table-cell office:value-type="float" office:value="0.000497">
            <text:p>0.000497</text:p>
          </table:table-cell>
          <table:table-cell office:value-type="float" office:value="0.000513">
            <text:p>0.00051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0.0177945">
            <text:p>0.0177945</text:p>
          </table:table-cell>
          <table:table-cell office:value-type="float" office:value="0.0222491">
            <text:p>0.0222491</text:p>
          </table:table-cell>
          <table:table-cell office:value-type="float" office:value="0.0238171">
            <text:p>0.0238171</text:p>
          </table:table-cell>
          <table:table-cell office:value-type="float" office:value="0.0000009">
            <text:p>0.0000009</text:p>
          </table:table-cell>
          <table:table-cell office:value-type="float" office:value="0.000118">
            <text:p>0.000118</text:p>
          </table:table-cell>
          <table:table-cell office:value-type="float" office:value="0.000116">
            <text:p>0.000116</text:p>
          </table:table-cell>
          <table:table-cell office:value-type="float" office:value="0.0295163">
            <text:p>0.0295163</text:p>
          </table:table-cell>
          <table:table-cell office:value-type="float" office:value="1.8837313">
            <text:p>1.8837313</text:p>
          </table:table-cell>
          <table:table-cell office:value-type="float" office:value="1.9475785">
            <text:p>1.9475785</text:p>
          </table:table-cell>
          <table:table-cell office:value-type="float" office:value="1.6497696">
            <text:p>1.6497696</text:p>
          </table:table-cell>
          <table:table-cell office:value-type="float" office:value="10.687554">
            <text:p>10.687554</text:p>
          </table:table-cell>
          <table:table-cell office:value-type="float" office:value="11.4840656">
            <text:p>11.4840656</text:p>
          </table:table-cell>
          <table:table-cell office:value-type="float" office:value="0.000024">
            <text:p>0.000024</text:p>
          </table:table-cell>
          <table:table-cell office:value-type="float" office:value="0.0003051">
            <text:p>0.0003051</text:p>
          </table:table-cell>
          <table:table-cell office:value-type="float" office:value="0.0003171">
            <text:p>0.0003171</text:p>
          </table:table-cell>
          <table:table-cell office:value-type="float" office:value="0.0000369">
            <text:p>0.0000369</text:p>
          </table:table-cell>
          <table:table-cell office:value-type="float" office:value="0.000512">
            <text:p>0.000512</text:p>
          </table:table-cell>
          <table:table-cell office:value-type="float" office:value="0.0005219">
            <text:p>0.0005219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0.0182119">
            <text:p>0.0182119</text:p>
          </table:table-cell>
          <table:table-cell office:value-type="float" office:value="0.0227499">
            <text:p>0.0227499</text:p>
          </table:table-cell>
          <table:table-cell office:value-type="float" office:value="0.0243489">
            <text:p>0.0243489</text:p>
          </table:table-cell>
          <table:table-cell office:value-type="float" office:value="0.000001">
            <text:p>0.000001</text:p>
          </table:table-cell>
          <table:table-cell office:value-type="float" office:value="0.0001199">
            <text:p>0.0001199</text:p>
          </table:table-cell>
          <table:table-cell office:value-type="float" office:value="0.00012">
            <text:p>0.00012</text:p>
          </table:table-cell>
          <table:table-cell office:value-type="float" office:value="0.030157">
            <text:p>0.030157</text:p>
          </table:table-cell>
          <table:table-cell office:value-type="float" office:value="1.9675451">
            <text:p>1.9675451</text:p>
          </table:table-cell>
          <table:table-cell office:value-type="float" office:value="2.0331657">
            <text:p>2.0331657</text:p>
          </table:table-cell>
          <table:table-cell office:value-type="float" office:value="1.7265314">
            <text:p>1.7265314</text:p>
          </table:table-cell>
          <table:table-cell office:value-type="float" office:value="11.1656116">
            <text:p>11.1656116</text:p>
          </table:table-cell>
          <table:table-cell office:value-type="float" office:value="12.0323797">
            <text:p>12.0323797</text:p>
          </table:table-cell>
          <table:table-cell office:value-type="float" office:value="0.0000251">
            <text:p>0.0000251</text:p>
          </table:table-cell>
          <table:table-cell office:value-type="float" office:value="0.000309">
            <text:p>0.000309</text:p>
          </table:table-cell>
          <table:table-cell office:value-type="float" office:value="0.000326">
            <text:p>0.000326</text:p>
          </table:table-cell>
          <table:table-cell office:value-type="float" office:value="0.000037">
            <text:p>0.000037</text:p>
          </table:table-cell>
          <table:table-cell office:value-type="float" office:value="0.000525">
            <text:p>0.000525</text:p>
          </table:table-cell>
          <table:table-cell office:value-type="float" office:value="0.000538">
            <text:p>0.00053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0.0186251">
            <text:p>0.0186251</text:p>
          </table:table-cell>
          <table:table-cell office:value-type="float" office:value="0.0232759">
            <text:p>0.0232759</text:p>
          </table:table-cell>
          <table:table-cell office:value-type="float" office:value="0.0248471">
            <text:p>0.0248471</text:p>
          </table:table-cell>
          <table:table-cell office:value-type="float" office:value="-0">
            <text:p>0</text:p>
          </table:table-cell>
          <table:table-cell office:value-type="float" office:value="0.0001229">
            <text:p>0.0001229</text:p>
          </table:table-cell>
          <table:table-cell office:value-type="float" office:value="0.000125">
            <text:p>0.000125</text:p>
          </table:table-cell>
          <table:table-cell office:value-type="float" office:value="0.0307929">
            <text:p>0.0307929</text:p>
          </table:table-cell>
          <table:table-cell office:value-type="float" office:value="2.053253">
            <text:p>2.053253</text:p>
          </table:table-cell>
          <table:table-cell office:value-type="float" office:value="2.1218906">
            <text:p>2.1218906</text:p>
          </table:table-cell>
          <table:table-cell office:value-type="float" office:value="1.8066534">
            <text:p>1.8066534</text:p>
          </table:table-cell>
          <table:table-cell office:value-type="float" office:value="11.6556995">
            <text:p>11.6556995</text:p>
          </table:table-cell>
          <table:table-cell office:value-type="float" office:value="12.593632">
            <text:p>12.593632</text:p>
          </table:table-cell>
          <table:table-cell office:value-type="float" office:value="0.0000251">
            <text:p>0.0000251</text:p>
          </table:table-cell>
          <table:table-cell office:value-type="float" office:value="0.00032">
            <text:p>0.00032</text:p>
          </table:table-cell>
          <table:table-cell office:value-type="float" office:value="0.0003341">
            <text:p>0.0003341</text:p>
          </table:table-cell>
          <table:table-cell office:value-type="float" office:value="0.000041">
            <text:p>0.000041</text:p>
          </table:table-cell>
          <table:table-cell office:value-type="float" office:value="0.0005319">
            <text:p>0.0005319</text:p>
          </table:table-cell>
          <table:table-cell office:value-type="float" office:value="0.000541">
            <text:p>0.000541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0.0190435">
            <text:p>0.0190435</text:p>
          </table:table-cell>
          <table:table-cell office:value-type="float" office:value="0.0238018">
            <text:p>0.0238018</text:p>
          </table:table-cell>
          <table:table-cell office:value-type="float" office:value="0.0253869">
            <text:p>0.0253869</text:p>
          </table:table-cell>
          <table:table-cell office:value-type="float" office:value="0.0000011">
            <text:p>0.0000011</text:p>
          </table:table-cell>
          <table:table-cell office:value-type="float" office:value="0.0001271">
            <text:p>0.0001271</text:p>
          </table:table-cell>
          <table:table-cell office:value-type="float" office:value="0.000129">
            <text:p>0.000129</text:p>
          </table:table-cell>
          <table:table-cell office:value-type="float" office:value="0.0314482">
            <text:p>0.0314482</text:p>
          </table:table-cell>
          <table:table-cell office:value-type="float" office:value="2.1407808">
            <text:p>2.1407808</text:p>
          </table:table-cell>
          <table:table-cell office:value-type="float" office:value="2.2112028">
            <text:p>2.2112028</text:p>
          </table:table-cell>
          <table:table-cell office:value-type="float" office:value="1.8880841">
            <text:p>1.8880841</text:p>
          </table:table-cell>
          <table:table-cell office:value-type="float" office:value="12.1548123">
            <text:p>12.1548123</text:p>
          </table:table-cell>
          <table:table-cell office:value-type="float" office:value="13.1488151">
            <text:p>13.1488151</text:p>
          </table:table-cell>
          <table:table-cell office:value-type="float" office:value="0.000026">
            <text:p>0.000026</text:p>
          </table:table-cell>
          <table:table-cell office:value-type="float" office:value="0.0003279">
            <text:p>0.0003279</text:p>
          </table:table-cell>
          <table:table-cell office:value-type="float" office:value="0.000341">
            <text:p>0.000341</text:p>
          </table:table-cell>
          <table:table-cell office:value-type="float" office:value="0.0000369">
            <text:p>0.0000369</text:p>
          </table:table-cell>
          <table:table-cell office:value-type="float" office:value="0.000544">
            <text:p>0.000544</text:p>
          </table:table-cell>
          <table:table-cell office:value-type="float" office:value="0.000559">
            <text:p>0.000559</text:p>
          </table:table-cell>
        </table:table-row>
      </table:table>
      <table:table table:name="Graph" table:style-name="ta1">
        <table:shapes>
          <draw:frame draw:z-index="0" draw:style-name="gr1" svg:width="8.7902in" svg:height="3.2409in" svg:x="0in" svg:y="0.0008in">
            <draw:object draw:notify-on-update-of-ranges="Source.A2:Source.A51 Source.K1:Source.K1 Source.K2:Source.K51 Source.L1:Source.L1 Source.L2:Source.L51 Source.M1:Source.M1 Source.M2:Source.M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8.8449in" svg:height="3.2311in" svg:x="0.0224in" svg:y="6.1177in">
            <draw:object draw:notify-on-update-of-ranges="Source.A2:Source.A51 Source.Q1:Source.Q1 Source.Q2:Source.Q51 Source.R1:Source.R1 Source.R2:Source.R51 Source.S1:Source.S1 Source.S2:Source.S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8.7567in" svg:height="2.9386in" svg:x="0.0661in" svg:y="3.1685in">
            <draw:object draw:notify-on-update-of-ranges="Source.A2:Source.A51 Source.N1:Source.N1 Source.N2:Source.N51 Source.O1:Source.O1 Source.O2:Source.O51 Source.P1:Source.P1 Source.P2:Source.P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.7902in" svg:height="3.0862in" svg:x="0.0878in" svg:y="9.2862in">
            <draw:object draw:notify-on-update-of-ranges="Source.A2:Source.A51 Source.B1:Source.B1 Source.B2:Source.B51 Source.C1:Source.C1 Source.C2:Source.C51 Source.D1:Source.D1 Source.D2:Source.D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71in" svg:height="3.3157in" svg:x="0.0441in" svg:y="15.3102in">
            <draw:object draw:notify-on-update-of-ranges="Source.A2:Source.A51 Source.E1:Source.E1 Source.E2:Source.E51 Source.F1:Source.F1 Source.F2:Source.F51 Source.G1:Source.G1 Source.G2:Source.G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8.8449in" svg:height="2.7606in" svg:x="0.011in" svg:y="12.5701in">
            <draw:object draw:notify-on-update-of-ranges="Source.A2:Source.A51 Source.H1:Source.H1 Source.H2:Source.H51 Source.I1:Source.I1 Source.I2:Source.I51 Source.J1:Source.J1 Source.J2:Source.J5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 table:number-rows-repeated="33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Meier</meta:initial-creator>
    <meta:creation-date>2012-12-19T19:23:33</meta:creation-date>
    <dc:date>2012-12-19T23:50:03</dc:date>
    <dc:creator>Gerard Meier</dc:creator>
    <meta:editing-duration>PT2H10M49S</meta:editing-duration>
    <meta:editing-cycles>4</meta:editing-cycles>
    <meta:generator>LibreOffice/3.5$Linux_x86 LibreOffice_project/350m1$Build-2</meta:generator>
    <meta:document-statistic meta:table-count="2" meta:cell-count="9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3cm" svg:height="7.465cm" xlink:href=".." xlink:type="simple" chart:class="chart:line" chart:style-name="ch1">
        <chart:title svg:x="8.921cm" svg:y="0.285cm" chart:style-name="ch2">
          <text:p>Getting existing values</text:p>
        </chart:title>
        <chart:legend chart:legend-position="end" svg:x="16.004cm" svg:y="2.935cm" style:legend-expansion="high" chart:style-name="ch3"/>
        <chart:plot-area chart:style-name="ch4" table:cell-range-address="Source.A2:Source.A51 Source.N1:Source.P51" chart:data-source-has-labels="both" svg:x="0.894cm" svg:y="1.511cm" svg:width="14.222cm" svg:height="5.385cm">
          <chartooo:coordinate-region svg:x="2.362cm" svg:y="1.711cm" svg:width="12.635cm" svg:height="4.1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N2:Source.N51" chart:label-cell-address="Source.N1:Source.N1" chart:class="chart:line">
            <chart:data-point chart:repeated="50"/>
          </chart:series>
          <chart:series chart:style-name="ch8" chart:values-cell-range-address="Source.O2:Source.O51" chart:label-cell-address="Source.O1:Source.O1" chart:class="chart:line">
            <chart:data-point chart:repeated="50"/>
          </chart:series>
          <chart:series chart:style-name="ch9" chart:values-cell-range-address="Source.P2:Source.P51" chart:label-cell-address="Source.P1:Source.P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Get(EnumSet&lt;int&gt;)</text:p>
                <draw:g>
                  <svg:desc>Source.N1:Source.N1</svg:desc>
                </draw:g>
              </table:table-cell>
              <table:table-cell office:value-type="string">
                <text:p>randomGet(std::set&lt;int&gt;)</text:p>
                <draw:g>
                  <svg:desc>Source.O1:Source.O1</svg:desc>
                </draw:g>
              </table:table-cell>
              <table:table-cell office:value-type="string">
                <text:p>randomGet(std::map&lt;int, bool&gt;)</text:p>
                <draw:g>
                  <svg:desc>Source.P1:Source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0001">
                <text:p>0.0000001</text:p>
                <draw:g>
                  <svg:desc>Source.N2:Source.N51</svg:desc>
                </draw:g>
              </table:table-cell>
              <table:table-cell office:value-type="float" office:value="-0">
                <text:p>-0</text:p>
                <draw:g>
                  <svg:desc>Source.O2:Source.O51</svg:desc>
                </draw:g>
              </table:table-cell>
              <table:table-cell office:value-type="float" office:value="0.000001">
                <text:p>0.000001</text:p>
                <draw:g>
                  <svg:desc>Source.P2:Source.P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29">
                <text:p>0.0000029</text:p>
              </table:table-cell>
              <table:table-cell office:value-type="float" office:value="0.0000031">
                <text:p>0.00000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121">
                <text:p>0.00001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159">
                <text:p>0.0000159</text:p>
              </table:table-cell>
              <table:table-cell office:value-type="float" office:value="0.0000171">
                <text:p>0.00001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201">
                <text:p>0.0000201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31">
                <text:p>0.00003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39">
                <text:p>0.0000039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29">
                <text:p>0.0000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489">
                <text:p>0.000048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519">
                <text:p>0.0000519</text:p>
              </table:table-cell>
              <table:table-cell office:value-type="float" office:value="0.0000539">
                <text:p>0.000053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59">
                <text:p>0.0000059</text:p>
              </table:table-cell>
              <table:table-cell office:value-type="float" office:value="0.0000591">
                <text:p>0.0000591</text:p>
              </table:table-cell>
              <table:table-cell office:value-type="float" office:value="0.0000601">
                <text:p>0.00006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59">
                <text:p>0.000065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731">
                <text:p>0.000073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759">
                <text:p>0.0000759</text:p>
              </table:table-cell>
              <table:table-cell office:value-type="float" office:value="0.0000769">
                <text:p>0.00007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01">
                <text:p>0.0000101</text:p>
              </table:table-cell>
              <table:table-cell office:value-type="float" office:value="0.000089">
                <text:p>0.000089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95">
                <text:p>0.000095</text:p>
              </table:table-cell>
              <table:table-cell office:value-type="float" office:value="0.0000979">
                <text:p>0.000097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1011">
                <text:p>0.0001011</text:p>
              </table:table-cell>
              <table:table-cell office:value-type="float" office:value="0.0001041">
                <text:p>0.00010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109">
                <text:p>0.000110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1131">
                <text:p>0.0001131</text:p>
              </table:table-cell>
              <table:table-cell office:value-type="float" office:value="0.0001191">
                <text:p>0.00011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201">
                <text:p>0.0001201</text:p>
              </table:table-cell>
              <table:table-cell office:value-type="float" office:value="0.0001249">
                <text:p>0.000124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131">
                <text:p>0.0000131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349">
                <text:p>0.000134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132">
                <text:p>0.0001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141">
                <text:p>0.0000141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1459">
                <text:p>0.000145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531">
                <text:p>0.000153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139">
                <text:p>0.0000139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701">
                <text:p>0.000170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159">
                <text:p>0.0000159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831">
                <text:p>0.000183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169">
                <text:p>0.0000169</text:p>
              </table:table-cell>
              <table:table-cell office:value-type="float" office:value="0.000187">
                <text:p>0.000187</text:p>
              </table:table-cell>
              <table:table-cell office:value-type="float" office:value="0.0001929">
                <text:p>0.000192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171">
                <text:p>0.0000171</text:p>
              </table:table-cell>
              <table:table-cell office:value-type="float" office:value="0.0001909">
                <text:p>0.0001909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2031">
                <text:p>0.0002031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191">
                <text:p>0.0000191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2281">
                <text:p>0.000228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189">
                <text:p>0.0000189</text:p>
              </table:table-cell>
              <table:table-cell office:value-type="float" office:value="0.0002231">
                <text:p>0.0002231</text:p>
              </table:table-cell>
              <table:table-cell office:value-type="float" office:value="0.0002331">
                <text:p>0.000233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199">
                <text:p>0.0000199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2">
                <text:p>0.00002</text:p>
              </table:table-cell>
              <table:table-cell office:value-type="float" office:value="0.0002401">
                <text:p>0.0002401</text:p>
              </table:table-cell>
              <table:table-cell office:value-type="float" office:value="0.0002521">
                <text:p>0.000252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211">
                <text:p>0.0000211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65">
                <text:p>0.000265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219">
                <text:p>0.0000219</text:p>
              </table:table-cell>
              <table:table-cell office:value-type="float" office:value="0.00027">
                <text:p>0.00027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779">
                <text:p>0.0002779</text:p>
              </table:table-cell>
              <table:table-cell office:value-type="float" office:value="0.0002911">
                <text:p>0.00029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29">
                <text:p>0.00029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309">
                <text:p>0.00030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3051">
                <text:p>0.0003051</text:p>
              </table:table-cell>
              <table:table-cell office:value-type="float" office:value="0.0003171">
                <text:p>0.000317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251">
                <text:p>0.0000251</text:p>
              </table:table-cell>
              <table:table-cell office:value-type="float" office:value="0.000309">
                <text:p>0.000309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251">
                <text:p>0.0000251</text:p>
              </table:table-cell>
              <table:table-cell office:value-type="float" office:value="0.00032">
                <text:p>0.00032</text:p>
              </table:table-cell>
              <table:table-cell office:value-type="float" office:value="0.0003341">
                <text:p>0.000334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3279">
                <text:p>0.0003279</text:p>
              </table:table-cell>
              <table:table-cell office:value-type="float" office:value="0.000341">
                <text:p>0.000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8.233cm" xlink:href=".." xlink:type="simple" chart:class="chart:line" chart:style-name="ch1">
        <chart:title svg:x="8.117cm" svg:y="0.3cm" chart:style-name="ch2">
          <text:p>Inserting an ordered sequence</text:p>
        </chart:title>
        <chart:legend chart:legend-position="end" svg:x="15.798cm" svg:y="3.319cm" style:legend-expansion="high" chart:style-name="ch3"/>
        <chart:plot-area chart:style-name="ch4" table:cell-range-address="Source.A2:Source.A51 Source.K1:Source.M51" chart:data-source-has-labels="both" svg:x="0.896cm" svg:y="1.571cm" svg:width="14.01cm" svg:height="6.078cm">
          <chartooo:coordinate-region svg:x="1.517cm" svg:y="1.771cm" svg:width="13.283cm" svg:height="4.833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K2:Source.K51" chart:label-cell-address="Source.K1:Source.K1" chart:class="chart:line">
            <chart:data-point chart:repeated="50"/>
          </chart:series>
          <chart:series chart:style-name="ch8" chart:values-cell-range-address="Source.L2:Source.L51" chart:label-cell-address="Source.L1:Source.L1" chart:class="chart:line">
            <chart:data-point chart:repeated="50"/>
          </chart:series>
          <chart:series chart:style-name="ch9" chart:values-cell-range-address="Source.M2:Source.M51" chart:label-cell-address="Source.M1:Source.M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eredInsert(EnumSet&lt;int&gt;)</text:p>
                <draw:g>
                  <svg:desc>Source.K1:Source.K1</svg:desc>
                </draw:g>
              </table:table-cell>
              <table:table-cell office:value-type="string">
                <text:p>orderedInsert(std::set&lt;int&gt;)</text:p>
                <draw:g>
                  <svg:desc>Source.L1:Source.L1</svg:desc>
                </draw:g>
              </table:table-cell>
              <table:table-cell office:value-type="string">
                <text:p>orderedInsert(std::map&lt;int, bool&gt;)</text:p>
                <draw:g>
                  <svg:desc>Source.M1:Source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5381">
                <text:p>0.0005381</text:p>
                <draw:g>
                  <svg:desc>Source.K2:Source.K51</svg:desc>
                </draw:g>
              </table:table-cell>
              <table:table-cell office:value-type="float" office:value="0.0004351">
                <text:p>0.0004351</text:p>
                <draw:g>
                  <svg:desc>Source.L2:Source.L51</svg:desc>
                </draw:g>
              </table:table-cell>
              <table:table-cell office:value-type="float" office:value="0.0003596">
                <text:p>0.0003596</text:p>
                <draw:g>
                  <svg:desc>Source.M2:Source.M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20548">
                <text:p>0.0020548</text:p>
              </table:table-cell>
              <table:table-cell office:value-type="float" office:value="0.0081651">
                <text:p>0.0081651</text:p>
              </table:table-cell>
              <table:table-cell office:value-type="float" office:value="0.0084052">
                <text:p>0.00840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6774">
                <text:p>0.0046774</text:p>
              </table:table-cell>
              <table:table-cell office:value-type="float" office:value="0.0253988">
                <text:p>0.0253988</text:p>
              </table:table-cell>
              <table:table-cell office:value-type="float" office:value="0.0261451">
                <text:p>0.02614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84589">
                <text:p>0.0084589</text:p>
              </table:table-cell>
              <table:table-cell office:value-type="float" office:value="0.0522286">
                <text:p>0.0522286</text:p>
              </table:table-cell>
              <table:table-cell office:value-type="float" office:value="0.0538671">
                <text:p>0.05386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37084">
                <text:p>0.0137084</text:p>
              </table:table-cell>
              <table:table-cell office:value-type="float" office:value="0.0873151">
                <text:p>0.0873151</text:p>
              </table:table-cell>
              <table:table-cell office:value-type="float" office:value="0.089845">
                <text:p>0.089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97443">
                <text:p>0.0197443</text:p>
              </table:table-cell>
              <table:table-cell office:value-type="float" office:value="0.1314515">
                <text:p>0.1314515</text:p>
              </table:table-cell>
              <table:table-cell office:value-type="float" office:value="0.1360227">
                <text:p>0.13602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275926">
                <text:p>0.0275926</text:p>
              </table:table-cell>
              <table:table-cell office:value-type="float" office:value="0.1850116">
                <text:p>0.1850116</text:p>
              </table:table-cell>
              <table:table-cell office:value-type="float" office:value="0.1906566">
                <text:p>0.19065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67526">
                <text:p>0.0367526</text:p>
              </table:table-cell>
              <table:table-cell office:value-type="float" office:value="0.24811">
                <text:p>0.24811</text:p>
              </table:table-cell>
              <table:table-cell office:value-type="float" office:value="0.2567341">
                <text:p>0.256734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475123">
                <text:p>0.0475123</text:p>
              </table:table-cell>
              <table:table-cell office:value-type="float" office:value="0.3208398">
                <text:p>0.3208398</text:p>
              </table:table-cell>
              <table:table-cell office:value-type="float" office:value="0.3313955">
                <text:p>0.33139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598951">
                <text:p>0.0598951</text:p>
              </table:table-cell>
              <table:table-cell office:value-type="float" office:value="0.4027975">
                <text:p>0.4027975</text:p>
              </table:table-cell>
              <table:table-cell office:value-type="float" office:value="0.4178056">
                <text:p>0.41780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31591">
                <text:p>0.0731591</text:p>
              </table:table-cell>
              <table:table-cell office:value-type="float" office:value="0.4955097">
                <text:p>0.4955097</text:p>
              </table:table-cell>
              <table:table-cell office:value-type="float" office:value="0.5123916">
                <text:p>0.512391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875546">
                <text:p>0.0875546</text:p>
              </table:table-cell>
              <table:table-cell office:value-type="float" office:value="0.5972371">
                <text:p>0.5972371</text:p>
              </table:table-cell>
              <table:table-cell office:value-type="float" office:value="0.6194506">
                <text:p>0.61945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036163">
                <text:p>0.1036163</text:p>
              </table:table-cell>
              <table:table-cell office:value-type="float" office:value="0.709584">
                <text:p>0.709584</text:p>
              </table:table-cell>
              <table:table-cell office:value-type="float" office:value="0.7337793">
                <text:p>0.733779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21384">
                <text:p>0.121384</text:p>
              </table:table-cell>
              <table:table-cell office:value-type="float" office:value="0.8327117">
                <text:p>0.8327117</text:p>
              </table:table-cell>
              <table:table-cell office:value-type="float" office:value="0.8588684">
                <text:p>0.858868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417445">
                <text:p>0.1417445</text:p>
              </table:table-cell>
              <table:table-cell office:value-type="float" office:value="0.9655953">
                <text:p>0.9655953</text:p>
              </table:table-cell>
              <table:table-cell office:value-type="float" office:value="0.9940433">
                <text:p>0.99404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624152">
                <text:p>0.1624152</text:p>
              </table:table-cell>
              <table:table-cell office:value-type="float" office:value="1.1075473">
                <text:p>1.1075473</text:p>
              </table:table-cell>
              <table:table-cell office:value-type="float" office:value="1.141728">
                <text:p>1.1417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844394">
                <text:p>0.1844394</text:p>
              </table:table-cell>
              <table:table-cell office:value-type="float" office:value="1.2607747">
                <text:p>1.2607747</text:p>
              </table:table-cell>
              <table:table-cell office:value-type="float" office:value="1.2977477">
                <text:p>1.297747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080909">
                <text:p>0.2080909</text:p>
              </table:table-cell>
              <table:table-cell office:value-type="float" office:value="1.4234213">
                <text:p>1.4234213</text:p>
              </table:table-cell>
              <table:table-cell office:value-type="float" office:value="1.4634861">
                <text:p>1.463486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338819">
                <text:p>0.2338819</text:p>
              </table:table-cell>
              <table:table-cell office:value-type="float" office:value="1.5960679">
                <text:p>1.5960679</text:p>
              </table:table-cell>
              <table:table-cell office:value-type="float" office:value="1.6387522">
                <text:p>1.638752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2616442">
                <text:p>0.2616442</text:p>
              </table:table-cell>
              <table:table-cell office:value-type="float" office:value="1.7768885">
                <text:p>1.7768885</text:p>
              </table:table-cell>
              <table:table-cell office:value-type="float" office:value="1.8300143">
                <text:p>1.83001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904522">
                <text:p>0.2904522</text:p>
              </table:table-cell>
              <table:table-cell office:value-type="float" office:value="1.9709198">
                <text:p>1.9709198</text:p>
              </table:table-cell>
              <table:table-cell office:value-type="float" office:value="2.0277789">
                <text:p>2.02777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206099">
                <text:p>0.3206099</text:p>
              </table:table-cell>
              <table:table-cell office:value-type="float" office:value="2.1751017">
                <text:p>2.1751017</text:p>
              </table:table-cell>
              <table:table-cell office:value-type="float" office:value="2.2392931">
                <text:p>2.239293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3522405">
                <text:p>0.3522405</text:p>
              </table:table-cell>
              <table:table-cell office:value-type="float" office:value="2.3890108">
                <text:p>2.3890108</text:p>
              </table:table-cell>
              <table:table-cell office:value-type="float" office:value="2.4550362">
                <text:p>2.455036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3870295">
                <text:p>0.3870295</text:p>
              </table:table-cell>
              <table:table-cell office:value-type="float" office:value="2.6134363">
                <text:p>2.6134363</text:p>
              </table:table-cell>
              <table:table-cell office:value-type="float" office:value="2.6894346">
                <text:p>2.689434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4242552">
                <text:p>0.4242552</text:p>
              </table:table-cell>
              <table:table-cell office:value-type="float" office:value="2.849801">
                <text:p>2.849801</text:p>
              </table:table-cell>
              <table:table-cell office:value-type="float" office:value="2.938916">
                <text:p>2.93891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609304">
                <text:p>0.4609304</text:p>
              </table:table-cell>
              <table:table-cell office:value-type="float" office:value="3.0955898">
                <text:p>3.0955898</text:p>
              </table:table-cell>
              <table:table-cell office:value-type="float" office:value="3.1982206">
                <text:p>3.198220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992649">
                <text:p>0.4992649</text:p>
              </table:table-cell>
              <table:table-cell office:value-type="float" office:value="3.3520855">
                <text:p>3.3520855</text:p>
              </table:table-cell>
              <table:table-cell office:value-type="float" office:value="3.4702098">
                <text:p>3.470209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5396074">
                <text:p>0.5396074</text:p>
              </table:table-cell>
              <table:table-cell office:value-type="float" office:value="3.6189158">
                <text:p>3.6189158</text:p>
              </table:table-cell>
              <table:table-cell office:value-type="float" office:value="3.7439805">
                <text:p>3.74398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581476">
                <text:p>0.581476</text:p>
              </table:table-cell>
              <table:table-cell office:value-type="float" office:value="3.8961348">
                <text:p>3.8961348</text:p>
              </table:table-cell>
              <table:table-cell office:value-type="float" office:value="4.0238951">
                <text:p>4.023895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6258639">
                <text:p>0.6258639</text:p>
              </table:table-cell>
              <table:table-cell office:value-type="float" office:value="4.182735">
                <text:p>4.182735</text:p>
              </table:table-cell>
              <table:table-cell office:value-type="float" office:value="4.3143156">
                <text:p>4.31431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687655">
                <text:p>0.6687655</text:p>
              </table:table-cell>
              <table:table-cell office:value-type="float" office:value="4.4818263">
                <text:p>4.4818263</text:p>
              </table:table-cell>
              <table:table-cell office:value-type="float" office:value="4.6171713">
                <text:p>4.617171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7157714">
                <text:p>0.7157714</text:p>
              </table:table-cell>
              <table:table-cell office:value-type="float" office:value="4.7908722">
                <text:p>4.7908722</text:p>
              </table:table-cell>
              <table:table-cell office:value-type="float" office:value="4.9544465">
                <text:p>4.95444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7642785">
                <text:p>0.7642785</text:p>
              </table:table-cell>
              <table:table-cell office:value-type="float" office:value="5.1099966">
                <text:p>5.1099966</text:p>
              </table:table-cell>
              <table:table-cell office:value-type="float" office:value="5.2866852">
                <text:p>5.286685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8163056">
                <text:p>0.8163056</text:p>
              </table:table-cell>
              <table:table-cell office:value-type="float" office:value="5.4388088">
                <text:p>5.4388088</text:p>
              </table:table-cell>
              <table:table-cell office:value-type="float" office:value="5.6211844">
                <text:p>5.621184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8716201">
                <text:p>0.8716201</text:p>
              </table:table-cell>
              <table:table-cell office:value-type="float" office:value="5.7789086">
                <text:p>5.7789086</text:p>
              </table:table-cell>
              <table:table-cell office:value-type="float" office:value="6.0026071">
                <text:p>6.002607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254865">
                <text:p>0.9254865</text:p>
              </table:table-cell>
              <table:table-cell office:value-type="float" office:value="6.128762">
                <text:p>6.128762</text:p>
              </table:table-cell>
              <table:table-cell office:value-type="float" office:value="6.4008669">
                <text:p>6.400866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812357">
                <text:p>0.9812357</text:p>
              </table:table-cell>
              <table:table-cell office:value-type="float" office:value="6.4910808">
                <text:p>6.4910808</text:p>
              </table:table-cell>
              <table:table-cell office:value-type="float" office:value="6.7804254">
                <text:p>6.780425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0384762">
                <text:p>1.0384762</text:p>
              </table:table-cell>
              <table:table-cell office:value-type="float" office:value="6.8616274">
                <text:p>6.8616274</text:p>
              </table:table-cell>
              <table:table-cell office:value-type="float" office:value="7.1908005">
                <text:p>7.190800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0981754">
                <text:p>1.0981754</text:p>
              </table:table-cell>
              <table:table-cell office:value-type="float" office:value="7.2434127">
                <text:p>7.2434127</text:p>
              </table:table-cell>
              <table:table-cell office:value-type="float" office:value="7.5966137">
                <text:p>7.596613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1606193">
                <text:p>1.1606193</text:p>
              </table:table-cell>
              <table:table-cell office:value-type="float" office:value="7.6333599">
                <text:p>7.6333599</text:p>
              </table:table-cell>
              <table:table-cell office:value-type="float" office:value="8.0218372">
                <text:p>8.021837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2267895">
                <text:p>1.2267895</text:p>
              </table:table-cell>
              <table:table-cell office:value-type="float" office:value="8.0398252">
                <text:p>8.0398252</text:p>
              </table:table-cell>
              <table:table-cell office:value-type="float" office:value="8.5018984">
                <text:p>8.501898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2926386">
                <text:p>1.2926386</text:p>
              </table:table-cell>
              <table:table-cell office:value-type="float" office:value="8.4534546">
                <text:p>8.4534546</text:p>
              </table:table-cell>
              <table:table-cell office:value-type="float" office:value="8.9441246">
                <text:p>8.944124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3592292">
                <text:p>1.3592292</text:p>
              </table:table-cell>
              <table:table-cell office:value-type="float" office:value="8.8776458">
                <text:p>8.8776458</text:p>
              </table:table-cell>
              <table:table-cell office:value-type="float" office:value="9.4398874">
                <text:p>9.439887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429161">
                <text:p>1.429161</text:p>
              </table:table-cell>
              <table:table-cell office:value-type="float" office:value="9.3127716">
                <text:p>9.3127716</text:p>
              </table:table-cell>
              <table:table-cell office:value-type="float" office:value="9.9233539">
                <text:p>9.923353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5033643">
                <text:p>1.5033643</text:p>
              </table:table-cell>
              <table:table-cell office:value-type="float" office:value="9.7611149">
                <text:p>9.7611149</text:p>
              </table:table-cell>
              <table:table-cell office:value-type="float" office:value="10.4230513">
                <text:p>10.423051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5755646">
                <text:p>1.5755646</text:p>
              </table:table-cell>
              <table:table-cell office:value-type="float" office:value="10.218889">
                <text:p>10.218889</text:p>
              </table:table-cell>
              <table:table-cell office:value-type="float" office:value="10.9622521">
                <text:p>10.96225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6497696">
                <text:p>1.6497696</text:p>
              </table:table-cell>
              <table:table-cell office:value-type="float" office:value="10.687554">
                <text:p>10.687554</text:p>
              </table:table-cell>
              <table:table-cell office:value-type="float" office:value="11.4840656">
                <text:p>11.484065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7265314">
                <text:p>1.7265314</text:p>
              </table:table-cell>
              <table:table-cell office:value-type="float" office:value="11.1656116">
                <text:p>11.1656116</text:p>
              </table:table-cell>
              <table:table-cell office:value-type="float" office:value="12.0323797">
                <text:p>12.032379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8066534">
                <text:p>1.8066534</text:p>
              </table:table-cell>
              <table:table-cell office:value-type="float" office:value="11.6556995">
                <text:p>11.6556995</text:p>
              </table:table-cell>
              <table:table-cell office:value-type="float" office:value="12.593632">
                <text:p>12.59363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.8880841">
                <text:p>1.8880841</text:p>
              </table:table-cell>
              <table:table-cell office:value-type="float" office:value="12.1548123">
                <text:p>12.1548123</text:p>
              </table:table-cell>
              <table:table-cell office:value-type="float" office:value="13.1488151">
                <text:p>13.1488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8.208cm" xlink:href=".." xlink:type="simple" chart:class="chart:line" chart:style-name="ch1">
        <chart:title svg:x="8.623cm" svg:y="0.3cm" chart:style-name="ch2">
          <text:p>Inserting random numbers</text:p>
        </chart:title>
        <chart:legend chart:legend-position="end" svg:x="15.936cm" svg:y="3.307cm" style:legend-expansion="high" chart:style-name="ch3"/>
        <chart:plot-area chart:style-name="ch4" table:cell-range-address="Source.A2:Source.A51 Source.Q1:Source.S51" chart:data-source-has-labels="both" svg:x="0.899cm" svg:y="1.571cm" svg:width="14.14cm" svg:height="6.053cm">
          <chartooo:coordinate-region svg:x="2.182cm" svg:y="1.771cm" svg:width="12.74cm" svg:height="4.808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Q2:Source.Q51" chart:label-cell-address="Source.Q1:Source.Q1" chart:class="chart:line">
            <chart:data-point chart:repeated="50"/>
          </chart:series>
          <chart:series chart:style-name="ch8" chart:values-cell-range-address="Source.R2:Source.R51" chart:label-cell-address="Source.R1:Source.R1" chart:class="chart:line">
            <chart:data-point chart:repeated="50"/>
          </chart:series>
          <chart:series chart:style-name="ch9" chart:values-cell-range-address="Source.S2:Source.S51" chart:label-cell-address="Source.S1:Source.S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Insert(EnumSet&lt;int&gt;)</text:p>
                <draw:g>
                  <svg:desc>Source.Q1:Source.Q1</svg:desc>
                </draw:g>
              </table:table-cell>
              <table:table-cell office:value-type="string">
                <text:p>randomInsert(std::set&lt;int&gt;)</text:p>
                <draw:g>
                  <svg:desc>Source.R1:Source.R1</svg:desc>
                </draw:g>
              </table:table-cell>
              <table:table-cell office:value-type="string">
                <text:p>randomInsert(std::map&lt;int, bool&gt;)</text:p>
                <draw:g>
                  <svg:desc>Source.S1:Source.S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">
                <text:p>0</text:p>
                <draw:g>
                  <svg:desc>Source.Q2:Source.Q51</svg:desc>
                </draw:g>
              </table:table-cell>
              <table:table-cell office:value-type="float" office:value="0.0000001">
                <text:p>0.0000001</text:p>
                <draw:g>
                  <svg:desc>Source.R2:Source.R51</svg:desc>
                </draw:g>
              </table:table-cell>
              <table:table-cell office:value-type="float" office:value="-0">
                <text:p>-0</text:p>
                <draw:g>
                  <svg:desc>Source.S2:Source.S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19">
                <text:p>0.0000019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61">
                <text:p>0.0000361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51">
                <text:p>0.0000051</text:p>
              </table:table-cell>
              <table:table-cell office:value-type="float" office:value="0.0000451">
                <text:p>0.000045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591">
                <text:p>0.000059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751">
                <text:p>0.000075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39">
                <text:p>0.000093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99">
                <text:p>0.0000099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051">
                <text:p>0.00010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149">
                <text:p>0.0001149</text:p>
              </table:table-cell>
              <table:table-cell office:value-type="float" office:value="0.0001169">
                <text:p>0.000116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1261">
                <text:p>0.000126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1421">
                <text:p>0.0001421</text:p>
              </table:table-cell>
              <table:table-cell office:value-type="float" office:value="0.0001401">
                <text:p>0.00014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1581">
                <text:p>0.0001581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167">
                <text:p>0.000167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149">
                <text:p>0.0000149</text:p>
              </table:table-cell>
              <table:table-cell office:value-type="float" office:value="0.000179">
                <text:p>0.0001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1911">
                <text:p>0.0001911</text:p>
              </table:table-cell>
              <table:table-cell office:value-type="float" office:value="0.0001899">
                <text:p>0.00018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169">
                <text:p>0.0000169</text:p>
              </table:table-cell>
              <table:table-cell office:value-type="float" office:value="0.0002009">
                <text:p>0.0002009</text:p>
              </table:table-cell>
              <table:table-cell office:value-type="float" office:value="0.0002029">
                <text:p>0.000202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161">
                <text:p>0.0000161</text:p>
              </table:table-cell>
              <table:table-cell office:value-type="float" office:value="0.0002089">
                <text:p>0.0002089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2209">
                <text:p>0.0002209</text:p>
              </table:table-cell>
              <table:table-cell office:value-type="float" office:value="0.0002211">
                <text:p>0.000221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339">
                <text:p>0.0000339</text:p>
              </table:table-cell>
              <table:table-cell office:value-type="float" office:value="0.0002329">
                <text:p>0.0002329</text:p>
              </table:table-cell>
              <table:table-cell office:value-type="float" office:value="0.0002371">
                <text:p>0.000237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00181">
                <text:p>0.0000181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2461">
                <text:p>0.000246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201">
                <text:p>0.0000201</text:p>
              </table:table-cell>
              <table:table-cell office:value-type="float" office:value="0.0002539">
                <text:p>0.0002539</text:p>
              </table:table-cell>
              <table:table-cell office:value-type="float" office:value="0.0002559">
                <text:p>0.000255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209">
                <text:p>0.0000209</text:p>
              </table:table-cell>
              <table:table-cell office:value-type="float" office:value="0.0002639">
                <text:p>0.0002639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209">
                <text:p>0.0000209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279">
                <text:p>0.00027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889">
                <text:p>0.0002889</text:p>
              </table:table-cell>
              <table:table-cell office:value-type="float" office:value="0.0002919">
                <text:p>0.000291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291">
                <text:p>0.0000291</text:p>
              </table:table-cell>
              <table:table-cell office:value-type="float" office:value="0.0003009">
                <text:p>0.0003009</text:p>
              </table:table-cell>
              <table:table-cell office:value-type="float" office:value="0.0003099">
                <text:p>0.00030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3109">
                <text:p>0.0003109</text:p>
              </table:table-cell>
              <table:table-cell office:value-type="float" office:value="0.0003181">
                <text:p>0.000318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325">
                <text:p>0.000325</text:p>
              </table:table-cell>
              <table:table-cell office:value-type="float" office:value="0.0003291">
                <text:p>0.000329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261">
                <text:p>0.0000261</text:p>
              </table:table-cell>
              <table:table-cell office:value-type="float" office:value="0.0003349">
                <text:p>0.0003349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379">
                <text:p>0.0000379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3559">
                <text:p>0.000355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3609">
                <text:p>0.0003609</text:p>
              </table:table-cell>
              <table:table-cell office:value-type="float" office:value="0.0003631">
                <text:p>0.000363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37">
                <text:p>0.00037</text:p>
              </table:table-cell>
              <table:table-cell office:value-type="float" office:value="0.000378">
                <text:p>0.00037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3811">
                <text:p>0.0003811</text:p>
              </table:table-cell>
              <table:table-cell office:value-type="float" office:value="0.0003891">
                <text:p>0.000389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941">
                <text:p>0.0003941</text:p>
              </table:table-cell>
              <table:table-cell office:value-type="float" office:value="0.000407">
                <text:p>0.00040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4071">
                <text:p>0.0004071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000311">
                <text:p>0.0000311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289">
                <text:p>0.00042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432">
                <text:p>0.000432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359">
                <text:p>0.0000359</text:p>
              </table:table-cell>
              <table:table-cell office:value-type="float" office:value="0.0004551">
                <text:p>0.0004551</text:p>
              </table:table-cell>
              <table:table-cell office:value-type="float" office:value="0.0004611">
                <text:p>0.00046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4751">
                <text:p>0.0004751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4951">
                <text:p>0.000495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497">
                <text:p>0.000497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5219">
                <text:p>0.000521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525">
                <text:p>0.000525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5319">
                <text:p>0.0005319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369">
                <text:p>0.0000369</text:p>
              </table:table-cell>
              <table:table-cell office:value-type="float" office:value="0.000544">
                <text:p>0.000544</text:p>
              </table:table-cell>
              <table:table-cell office:value-type="float" office:value="0.000559">
                <text:p>0.000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8cm" svg:height="7.84cm" xlink:href=".." xlink:type="simple" chart:class="chart:line" chart:style-name="ch1">
        <chart:title svg:x="9.493cm" svg:y="0.292cm" chart:style-name="ch2">
          <text:p>Constructor time</text:p>
        </chart:title>
        <chart:legend chart:legend-position="end" svg:x="16.592cm" svg:y="3.123cm" style:legend-expansion="high" chart:style-name="ch3"/>
        <chart:plot-area chart:style-name="ch4" table:cell-range-address="Source.A1:Source.D51" chart:data-source-has-labels="both" svg:x="0.896cm" svg:y="1.539cm" svg:width="14.804cm" svg:height="5.725cm">
          <chartooo:coordinate-region svg:x="1.994cm" svg:y="1.739cm" svg:width="13.607cm" svg:height="4.48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B2:Source.B51" chart:label-cell-address="Source.B1:Source.B1" chart:class="chart:line">
            <chart:data-point chart:repeated="50"/>
          </chart:series>
          <chart:series chart:style-name="ch8" chart:values-cell-range-address="Source.C2:Source.C51" chart:label-cell-address="Source.C1:Source.C1" chart:class="chart:line">
            <chart:data-point chart:repeated="50"/>
          </chart:series>
          <chart:series chart:style-name="ch9" chart:values-cell-range-address="Source.D2:Source.D51" chart:label-cell-address="Source.D1:Source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e(EnumSet&lt;int&gt;)</text:p>
                <draw:g>
                  <svg:desc>Source.B1:Source.B1</svg:desc>
                </draw:g>
              </table:table-cell>
              <table:table-cell office:value-type="string">
                <text:p>allocate(std::set&lt;int&gt;)</text:p>
                <draw:g>
                  <svg:desc>Source.C1:Source.C1</svg:desc>
                </draw:g>
              </table:table-cell>
              <table:table-cell office:value-type="string">
                <text:p>allocate(std::map&lt;int, bool&gt;)</text:p>
                <draw:g>
                  <svg:desc>Source.D1:Sourc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5609">
                <text:p>0.0005609</text:p>
                <draw:g>
                  <svg:desc>Source.B2:Source.B51</svg:desc>
                </draw:g>
              </table:table-cell>
              <table:table-cell office:value-type="float" office:value="0.0004747">
                <text:p>0.0004747</text:p>
                <draw:g>
                  <svg:desc>Source.C2:Source.C51</svg:desc>
                </draw:g>
              </table:table-cell>
              <table:table-cell office:value-type="float" office:value="0.0003665">
                <text:p>0.0003665</text:p>
                <draw:g>
                  <svg:desc>Source.D2:Source.D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328">
                <text:p>0.0009328</text:p>
              </table:table-cell>
              <table:table-cell office:value-type="float" office:value="0.0008833">
                <text:p>0.0008833</text:p>
              </table:table-cell>
              <table:table-cell office:value-type="float" office:value="0.0007644">
                <text:p>0.00076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2929">
                <text:p>0.0012929</text:p>
              </table:table-cell>
              <table:table-cell office:value-type="float" office:value="0.0012996">
                <text:p>0.0012996</text:p>
              </table:table-cell>
              <table:table-cell office:value-type="float" office:value="0.0012318">
                <text:p>0.00123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16401">
                <text:p>0.0016401</text:p>
              </table:table-cell>
              <table:table-cell office:value-type="float" office:value="0.0017509">
                <text:p>0.0017509</text:p>
              </table:table-cell>
              <table:table-cell office:value-type="float" office:value="0.0016749">
                <text:p>0.00167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0086">
                <text:p>0.0020086</text:p>
              </table:table-cell>
              <table:table-cell office:value-type="float" office:value="0.0021842">
                <text:p>0.0021842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3551">
                <text:p>0.0023551</text:p>
              </table:table-cell>
              <table:table-cell office:value-type="float" office:value="0.0026296">
                <text:p>0.0026296</text:p>
              </table:table-cell>
              <table:table-cell office:value-type="float" office:value="0.0026484">
                <text:p>0.00264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27327">
                <text:p>0.0027327</text:p>
              </table:table-cell>
              <table:table-cell office:value-type="float" office:value="0.0030814">
                <text:p>0.003081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30997">
                <text:p>0.0030997</text:p>
              </table:table-cell>
              <table:table-cell office:value-type="float" office:value="0.0035183">
                <text:p>0.0035183</text:p>
              </table:table-cell>
              <table:table-cell office:value-type="float" office:value="0.0035871">
                <text:p>0.00358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34561">
                <text:p>0.0034561</text:p>
              </table:table-cell>
              <table:table-cell office:value-type="float" office:value="0.0039772">
                <text:p>0.0039772</text:p>
              </table:table-cell>
              <table:table-cell office:value-type="float" office:value="0.0040711">
                <text:p>0.004071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38001">
                <text:p>0.0038001</text:p>
              </table:table-cell>
              <table:table-cell office:value-type="float" office:value="0.0044148">
                <text:p>0.0044148</text:p>
              </table:table-cell>
              <table:table-cell office:value-type="float" office:value="0.0045718">
                <text:p>0.00457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41577">
                <text:p>0.0041577</text:p>
              </table:table-cell>
              <table:table-cell office:value-type="float" office:value="0.0048735">
                <text:p>0.0048735</text:p>
              </table:table-cell>
              <table:table-cell office:value-type="float" office:value="0.0050875">
                <text:p>0.00508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45335">
                <text:p>0.0045335</text:p>
              </table:table-cell>
              <table:table-cell office:value-type="float" office:value="0.0053271">
                <text:p>0.0053271</text:p>
              </table:table-cell>
              <table:table-cell office:value-type="float" office:value="0.0055857">
                <text:p>0.00558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49094">
                <text:p>0.0049094</text:p>
              </table:table-cell>
              <table:table-cell office:value-type="float" office:value="0.0057775">
                <text:p>0.0057775</text:p>
              </table:table-cell>
              <table:table-cell office:value-type="float" office:value="0.0060825">
                <text:p>0.006082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52903">
                <text:p>0.0052903</text:p>
              </table:table-cell>
              <table:table-cell office:value-type="float" office:value="0.0062381">
                <text:p>0.0062381</text:p>
              </table:table-cell>
              <table:table-cell office:value-type="float" office:value="0.006591">
                <text:p>0.00659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56621">
                <text:p>0.0056621</text:p>
              </table:table-cell>
              <table:table-cell office:value-type="float" office:value="0.0067178">
                <text:p>0.0067178</text:p>
              </table:table-cell>
              <table:table-cell office:value-type="float" office:value="0.0070947">
                <text:p>0.00709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60136">
                <text:p>0.0060136</text:p>
              </table:table-cell>
              <table:table-cell office:value-type="float" office:value="0.0071967">
                <text:p>0.0071967</text:p>
              </table:table-cell>
              <table:table-cell office:value-type="float" office:value="0.0076408">
                <text:p>0.007640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63746">
                <text:p>0.0063746</text:p>
              </table:table-cell>
              <table:table-cell office:value-type="float" office:value="0.0076805">
                <text:p>0.0076805</text:p>
              </table:table-cell>
              <table:table-cell office:value-type="float" office:value="0.0081477">
                <text:p>0.008147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67472">
                <text:p>0.0067472</text:p>
              </table:table-cell>
              <table:table-cell office:value-type="float" office:value="0.0081429">
                <text:p>0.0081429</text:p>
              </table:table-cell>
              <table:table-cell office:value-type="float" office:value="0.0086697">
                <text:p>0.008669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70997">
                <text:p>0.0070997</text:p>
              </table:table-cell>
              <table:table-cell office:value-type="float" office:value="0.0086041">
                <text:p>0.0086041</text:p>
              </table:table-cell>
              <table:table-cell office:value-type="float" office:value="0.0091588">
                <text:p>0.009158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7474">
                <text:p>0.007474</text:p>
              </table:table-cell>
              <table:table-cell office:value-type="float" office:value="0.0090938">
                <text:p>0.0090938</text:p>
              </table:table-cell>
              <table:table-cell office:value-type="float" office:value="0.0096643">
                <text:p>0.00966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78506">
                <text:p>0.0078506</text:p>
              </table:table-cell>
              <table:table-cell office:value-type="float" office:value="0.0095839">
                <text:p>0.0095839</text:p>
              </table:table-cell>
              <table:table-cell office:value-type="float" office:value="0.0101977">
                <text:p>0.010197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82429">
                <text:p>0.0082429</text:p>
              </table:table-cell>
              <table:table-cell office:value-type="float" office:value="0.0100658">
                <text:p>0.0100658</text:p>
              </table:table-cell>
              <table:table-cell office:value-type="float" office:value="0.0106926">
                <text:p>0.010692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86023">
                <text:p>0.0086023</text:p>
              </table:table-cell>
              <table:table-cell office:value-type="float" office:value="0.0105453">
                <text:p>0.0105453</text:p>
              </table:table-cell>
              <table:table-cell office:value-type="float" office:value="0.011201">
                <text:p>0.01120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89721">
                <text:p>0.0089721</text:p>
              </table:table-cell>
              <table:table-cell office:value-type="float" office:value="0.0110283">
                <text:p>0.0110283</text:p>
              </table:table-cell>
              <table:table-cell office:value-type="float" office:value="0.0117232">
                <text:p>0.011723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093276">
                <text:p>0.0093276</text:p>
              </table:table-cell>
              <table:table-cell office:value-type="float" office:value="0.0114923">
                <text:p>0.0114923</text:p>
              </table:table-cell>
              <table:table-cell office:value-type="float" office:value="0.01222">
                <text:p>0.0122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97218">
                <text:p>0.0097218</text:p>
              </table:table-cell>
              <table:table-cell office:value-type="float" office:value="0.0119873">
                <text:p>0.0119873</text:p>
              </table:table-cell>
              <table:table-cell office:value-type="float" office:value="0.0127274">
                <text:p>0.012727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101193">
                <text:p>0.0101193</text:p>
              </table:table-cell>
              <table:table-cell office:value-type="float" office:value="0.0124505">
                <text:p>0.0124505</text:p>
              </table:table-cell>
              <table:table-cell office:value-type="float" office:value="0.0132492">
                <text:p>0.013249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105033">
                <text:p>0.0105033</text:p>
              </table:table-cell>
              <table:table-cell office:value-type="float" office:value="0.0129335">
                <text:p>0.0129335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108739">
                <text:p>0.0108739</text:p>
              </table:table-cell>
              <table:table-cell office:value-type="float" office:value="0.0133851">
                <text:p>0.0133851</text:p>
              </table:table-cell>
              <table:table-cell office:value-type="float" office:value="0.0142502">
                <text:p>0.014250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112716">
                <text:p>0.0112716</text:p>
              </table:table-cell>
              <table:table-cell office:value-type="float" office:value="0.01391">
                <text:p>0.01391</text:p>
              </table:table-cell>
              <table:table-cell office:value-type="float" office:value="0.0148024">
                <text:p>0.01480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16349">
                <text:p>0.0116349</text:p>
              </table:table-cell>
              <table:table-cell office:value-type="float" office:value="0.0143874">
                <text:p>0.0143874</text:p>
              </table:table-cell>
              <table:table-cell office:value-type="float" office:value="0.0153152">
                <text:p>0.015315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120297">
                <text:p>0.0120297</text:p>
              </table:table-cell>
              <table:table-cell office:value-type="float" office:value="0.0148811">
                <text:p>0.0148811</text:p>
              </table:table-cell>
              <table:table-cell office:value-type="float" office:value="0.0158173">
                <text:p>0.015817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124289">
                <text:p>0.0124289</text:p>
              </table:table-cell>
              <table:table-cell office:value-type="float" office:value="0.0153691">
                <text:p>0.0153691</text:p>
              </table:table-cell>
              <table:table-cell office:value-type="float" office:value="0.0163367">
                <text:p>0.016336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12799">
                <text:p>0.012799</text:p>
              </table:table-cell>
              <table:table-cell office:value-type="float" office:value="0.015857">
                <text:p>0.015857</text:p>
              </table:table-cell>
              <table:table-cell office:value-type="float" office:value="0.0168483">
                <text:p>0.016848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131889">
                <text:p>0.0131889</text:p>
              </table:table-cell>
              <table:table-cell office:value-type="float" office:value="0.0163369">
                <text:p>0.0163369</text:p>
              </table:table-cell>
              <table:table-cell office:value-type="float" office:value="0.0173965">
                <text:p>0.017396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135777">
                <text:p>0.0135777</text:p>
              </table:table-cell>
              <table:table-cell office:value-type="float" office:value="0.016795">
                <text:p>0.016795</text:p>
              </table:table-cell>
              <table:table-cell office:value-type="float" office:value="0.0179166">
                <text:p>0.017916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139362">
                <text:p>0.0139362</text:p>
              </table:table-cell>
              <table:table-cell office:value-type="float" office:value="0.017298">
                <text:p>0.017298</text:p>
              </table:table-cell>
              <table:table-cell office:value-type="float" office:value="0.0184382">
                <text:p>0.018438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143178">
                <text:p>0.0143178</text:p>
              </table:table-cell>
              <table:table-cell office:value-type="float" office:value="0.0177877">
                <text:p>0.0177877</text:p>
              </table:table-cell>
              <table:table-cell office:value-type="float" office:value="0.0189824">
                <text:p>0.01898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146891">
                <text:p>0.0146891</text:p>
              </table:table-cell>
              <table:table-cell office:value-type="float" office:value="0.018317">
                <text:p>0.018317</text:p>
              </table:table-cell>
              <table:table-cell office:value-type="float" office:value="0.0195174">
                <text:p>0.019517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150683">
                <text:p>0.0150683</text:p>
              </table:table-cell>
              <table:table-cell office:value-type="float" office:value="0.0188306">
                <text:p>0.0188306</text:p>
              </table:table-cell>
              <table:table-cell office:value-type="float" office:value="0.0200725">
                <text:p>0.02007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54859">
                <text:p>0.0154859</text:p>
              </table:table-cell>
              <table:table-cell office:value-type="float" office:value="0.0192991">
                <text:p>0.0192991</text:p>
              </table:table-cell>
              <table:table-cell office:value-type="float" office:value="0.0206077">
                <text:p>0.020607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15872">
                <text:p>0.015872</text:p>
              </table:table-cell>
              <table:table-cell office:value-type="float" office:value="0.0197881">
                <text:p>0.0197881</text:p>
              </table:table-cell>
              <table:table-cell office:value-type="float" office:value="0.021131">
                <text:p>0.02113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16244">
                <text:p>0.016244</text:p>
              </table:table-cell>
              <table:table-cell office:value-type="float" office:value="0.020258">
                <text:p>0.020258</text:p>
              </table:table-cell>
              <table:table-cell office:value-type="float" office:value="0.0216746">
                <text:p>0.021674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166148">
                <text:p>0.0166148</text:p>
              </table:table-cell>
              <table:table-cell office:value-type="float" office:value="0.0207508">
                <text:p>0.0207508</text:p>
              </table:table-cell>
              <table:table-cell office:value-type="float" office:value="0.022222">
                <text:p>0.02222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170095">
                <text:p>0.0170095</text:p>
              </table:table-cell>
              <table:table-cell office:value-type="float" office:value="0.0212501">
                <text:p>0.0212501</text:p>
              </table:table-cell>
              <table:table-cell office:value-type="float" office:value="0.0227486">
                <text:p>0.02274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174015">
                <text:p>0.0174015</text:p>
              </table:table-cell>
              <table:table-cell office:value-type="float" office:value="0.0217335">
                <text:p>0.0217335</text:p>
              </table:table-cell>
              <table:table-cell office:value-type="float" office:value="0.0232708">
                <text:p>0.023270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177945">
                <text:p>0.0177945</text:p>
              </table:table-cell>
              <table:table-cell office:value-type="float" office:value="0.0222491">
                <text:p>0.0222491</text:p>
              </table:table-cell>
              <table:table-cell office:value-type="float" office:value="0.0238171">
                <text:p>0.023817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182119">
                <text:p>0.0182119</text:p>
              </table:table-cell>
              <table:table-cell office:value-type="float" office:value="0.0227499">
                <text:p>0.0227499</text:p>
              </table:table-cell>
              <table:table-cell office:value-type="float" office:value="0.0243489">
                <text:p>0.024348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186251">
                <text:p>0.0186251</text:p>
              </table:table-cell>
              <table:table-cell office:value-type="float" office:value="0.0232759">
                <text:p>0.0232759</text:p>
              </table:table-cell>
              <table:table-cell office:value-type="float" office:value="0.0248471">
                <text:p>0.024847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190435">
                <text:p>0.0190435</text:p>
              </table:table-cell>
              <table:table-cell office:value-type="float" office:value="0.0238018">
                <text:p>0.0238018</text:p>
              </table:table-cell>
              <table:table-cell office:value-type="float" office:value="0.0253869">
                <text:p>0.02538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4cm" svg:height="8.423cm" xlink:href=".." xlink:type="simple" chart:class="chart:line" chart:style-name="ch1">
        <chart:title svg:x="9.015cm" svg:y="0.304cm" chart:style-name="ch2">
          <text:p>Clearing of collection</text:p>
        </chart:title>
        <chart:legend chart:legend-position="end" svg:x="16.958cm" svg:y="3.414cm" style:legend-expansion="high" chart:style-name="ch3"/>
        <chart:plot-area chart:style-name="ch4" table:cell-range-address="Source.A2:Source.A51 Source.E1:Source.G51" chart:data-source-has-labels="both" svg:x="0.894cm" svg:y="1.587cm" svg:width="15.176cm" svg:height="6.248cm">
          <chartooo:coordinate-region svg:x="2.362cm" svg:y="1.786cm" svg:width="13.609cm" svg:height="5.004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E2:Source.E51" chart:label-cell-address="Source.E1:Source.E1" chart:class="chart:line">
            <chart:data-point chart:repeated="50"/>
          </chart:series>
          <chart:series chart:style-name="ch8" chart:values-cell-range-address="Source.F2:Source.F51" chart:label-cell-address="Source.F1:Source.F1" chart:class="chart:line">
            <chart:data-point chart:repeated="50"/>
          </chart:series>
          <chart:series chart:style-name="ch9" chart:values-cell-range-address="Source.G2:Source.G51" chart:label-cell-address="Source.G1:Source.G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r(EnumSet&lt;int&gt;)</text:p>
                <draw:g>
                  <svg:desc>Source.E1:Source.E1</svg:desc>
                </draw:g>
              </table:table-cell>
              <table:table-cell office:value-type="string">
                <text:p>clear(std::set&lt;int&gt;)</text:p>
                <draw:g>
                  <svg:desc>Source.F1:Source.F1</svg:desc>
                </draw:g>
              </table:table-cell>
              <table:table-cell office:value-type="string">
                <text:p>clear(std::map&lt;int, bool&gt;)</text:p>
                <draw:g>
                  <svg:desc>Source.G1:Source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-0">
                <text:p>-0</text:p>
                <draw:g>
                  <svg:desc>Source.E2:Source.E51</svg:desc>
                </draw:g>
              </table:table-cell>
              <table:table-cell office:value-type="float" office:value="0.0000001">
                <text:p>0.0000001</text:p>
                <draw:g>
                  <svg:desc>Source.F2:Source.F51</svg:desc>
                </draw:g>
              </table:table-cell>
              <table:table-cell office:value-type="float" office:value="0.0000001">
                <text:p>0.0000001</text:p>
                <draw:g>
                  <svg:desc>Source.G2:Source.G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1">
                <text:p>0.000003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111">
                <text:p>0.000011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131">
                <text:p>0.000013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151">
                <text:p>0.0000151</text:p>
              </table:table-cell>
              <table:table-cell office:value-type="float" office:value="0.0000149">
                <text:p>0.00001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79">
                <text:p>0.00001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01">
                <text:p>0.00002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49">
                <text:p>0.0000249</text:p>
              </table:table-cell>
              <table:table-cell office:value-type="float" office:value="0.0000231">
                <text:p>0.00002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271">
                <text:p>0.000027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0289">
                <text:p>0.000028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309">
                <text:p>0.0000309</text:p>
              </table:table-cell>
              <table:table-cell office:value-type="float" office:value="0.0000299">
                <text:p>0.00002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351">
                <text:p>0.000035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361">
                <text:p>0.0000361</text:p>
              </table:table-cell>
              <table:table-cell office:value-type="float" office:value="0.0000401">
                <text:p>0.00004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381">
                <text:p>0.0000381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401">
                <text:p>0.000040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429">
                <text:p>0.000042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461">
                <text:p>0.000046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509">
                <text:p>0.0000509</text:p>
              </table:table-cell>
              <table:table-cell office:value-type="float" office:value="0.0000549">
                <text:p>0.000054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549">
                <text:p>0.000054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59">
                <text:p>0.000059</text:p>
              </table:table-cell>
              <table:table-cell office:value-type="float" office:value="0.0000609">
                <text:p>0.000060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659">
                <text:p>0.000065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659">
                <text:p>0.0000659</text:p>
              </table:table-cell>
              <table:table-cell office:value-type="float" office:value="0.0000661">
                <text:p>0.00006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691">
                <text:p>0.000069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0">
                <text:p>-0</text:p>
              </table:table-cell>
              <table:table-cell office:value-type="float" office:value="0.0000719">
                <text:p>0.0000719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771">
                <text:p>0.0000771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-0">
                <text:p>-0</text:p>
              </table:table-cell>
              <table:table-cell office:value-type="float" office:value="0.0000791">
                <text:p>0.0000791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819">
                <text:p>0.0000819</text:p>
              </table:table-cell>
              <table:table-cell office:value-type="float" office:value="0.0000851">
                <text:p>0.000085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69">
                <text:p>0.000086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869">
                <text:p>0.000086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">
                <text:p>-0</text:p>
              </table:table-cell>
              <table:table-cell office:value-type="float" office:value="0.0000891">
                <text:p>0.0000891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0">
                <text:p>-0</text:p>
              </table:table-cell>
              <table:table-cell office:value-type="float" office:value="0.0000921">
                <text:p>0.0000921</text:p>
              </table:table-cell>
              <table:table-cell office:value-type="float" office:value="0.0000959">
                <text:p>0.000095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0979">
                <text:p>0.000097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">
                <text:p>0</text:p>
              </table:table-cell>
              <table:table-cell office:value-type="float" office:value="0.0001001">
                <text:p>0.0001001</text:p>
              </table:table-cell>
              <table:table-cell office:value-type="float" office:value="0.0001029">
                <text:p>0.00010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1061">
                <text:p>0.0001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1041">
                <text:p>0.0001041</text:p>
              </table:table-cell>
              <table:table-cell office:value-type="float" office:value="0.0001059">
                <text:p>0.0001059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1139">
                <text:p>0.000113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181">
                <text:p>0.000118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199">
                <text:p>0.000119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-0">
                <text:p>-0</text:p>
              </table:table-cell>
              <table:table-cell office:value-type="float" office:value="0.0001229">
                <text:p>0.000122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1271">
                <text:p>0.0001271</text:p>
              </table:table-cell>
              <table:table-cell office:value-type="float" office:value="0.000129">
                <text:p>0.0001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7cm" svg:height="7.013cm" xlink:href=".." xlink:type="simple" chart:class="chart:line" chart:style-name="ch1">
        <chart:title svg:x="10.144cm" svg:y="0.276cm" chart:style-name="ch2">
          <text:p>Destructor</text:p>
        </chart:title>
        <chart:legend chart:legend-position="end" svg:x="16.677cm" svg:y="2.709cm" style:legend-expansion="high" chart:style-name="ch3"/>
        <chart:plot-area chart:style-name="ch4" table:cell-range-address="Source.A2:Source.A51 Source.H1:Source.J51" chart:data-source-has-labels="both" svg:x="0.899cm" svg:y="1.475cm" svg:width="14.881cm" svg:height="4.978cm">
          <chartooo:coordinate-region svg:x="1.626cm" svg:y="1.675cm" svg:width="14.064cm" svg:height="3.733cm"/>
          <chart:axis chart:dimension="x" chart:name="primary-x" chart:style-name="ch5" chartooo:axis-type="auto">
            <chartooo:date-scale/>
            <chart:categories table:cell-range-address="Source.A2:Source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urce.H2:Source.H51" chart:label-cell-address="Source.H1:Source.H1" chart:class="chart:line">
            <chart:data-point chart:repeated="50"/>
          </chart:series>
          <chart:series chart:style-name="ch8" chart:values-cell-range-address="Source.I2:Source.I51" chart:label-cell-address="Source.I1:Source.I1" chart:class="chart:line">
            <chart:data-point chart:repeated="50"/>
          </chart:series>
          <chart:series chart:style-name="ch9" chart:values-cell-range-address="Source.J2:Source.J51" chart:label-cell-address="Source.J1:Source.J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truct(EnumSet&lt;int&gt;)</text:p>
                <draw:g>
                  <svg:desc>Source.H1:Source.H1</svg:desc>
                </draw:g>
              </table:table-cell>
              <table:table-cell office:value-type="string">
                <text:p>destruct(std::set&lt;int&gt;)</text:p>
                <draw:g>
                  <svg:desc>Source.I1:Source.I1</svg:desc>
                </draw:g>
              </table:table-cell>
              <table:table-cell office:value-type="string">
                <text:p>destruct(std::map&lt;int, bool&gt;)</text:p>
                <draw:g>
                  <svg:desc>Source.J1:Source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ource.A2:Source.A51</svg:desc>
                </draw:g>
              </table:table-cell>
              <table:table-cell office:value-type="float" office:value="0.0006019">
                <text:p>0.0006019</text:p>
                <draw:g>
                  <svg:desc>Source.H2:Source.H51</svg:desc>
                </draw:g>
              </table:table-cell>
              <table:table-cell office:value-type="float" office:value="0.0005341">
                <text:p>0.0005341</text:p>
                <draw:g>
                  <svg:desc>Source.I2:Source.I51</svg:desc>
                </draw:g>
              </table:table-cell>
              <table:table-cell office:value-type="float" office:value="0.0004381">
                <text:p>0.0004381</text:p>
                <draw:g>
                  <svg:desc>Source.J2:Source.J5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10562">
                <text:p>0.0010562</text:p>
              </table:table-cell>
              <table:table-cell office:value-type="float" office:value="0.0026531">
                <text:p>0.0026531</text:p>
              </table:table-cell>
              <table:table-cell office:value-type="float" office:value="0.0026304">
                <text:p>0.00263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513">
                <text:p>0.001513</text:p>
              </table:table-cell>
              <table:table-cell office:value-type="float" office:value="0.0064072">
                <text:p>0.0064072</text:p>
              </table:table-cell>
              <table:table-cell office:value-type="float" office:value="0.0064527">
                <text:p>0.00645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19746">
                <text:p>0.0019746</text:p>
              </table:table-cell>
              <table:table-cell office:value-type="float" office:value="0.0118232">
                <text:p>0.0118232</text:p>
              </table:table-cell>
              <table:table-cell office:value-type="float" office:value="0.0119946">
                <text:p>0.01199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4543">
                <text:p>0.0024543</text:p>
              </table:table-cell>
              <table:table-cell office:value-type="float" office:value="0.0188195">
                <text:p>0.0188195</text:p>
              </table:table-cell>
              <table:table-cell office:value-type="float" office:value="0.0191514">
                <text:p>0.01915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1386">
                <text:p>0.0031386</text:p>
              </table:table-cell>
              <table:table-cell office:value-type="float" office:value="0.0274484">
                <text:p>0.0274484</text:p>
              </table:table-cell>
              <table:table-cell office:value-type="float" office:value="0.0280059">
                <text:p>0.028005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38146">
                <text:p>0.0038146</text:p>
              </table:table-cell>
              <table:table-cell office:value-type="float" office:value="0.0377345">
                <text:p>0.0377345</text:p>
              </table:table-cell>
              <table:table-cell office:value-type="float" office:value="0.0385527">
                <text:p>0.03855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44975">
                <text:p>0.0044975</text:p>
              </table:table-cell>
              <table:table-cell office:value-type="float" office:value="0.049648">
                <text:p>0.049648</text:p>
              </table:table-cell>
              <table:table-cell office:value-type="float" office:value="0.0508253">
                <text:p>0.050825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51662">
                <text:p>0.0051662</text:p>
              </table:table-cell>
              <table:table-cell office:value-type="float" office:value="0.0631952">
                <text:p>0.0631952</text:p>
              </table:table-cell>
              <table:table-cell office:value-type="float" office:value="0.0647597">
                <text:p>0.06475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58389">
                <text:p>0.0058389</text:p>
              </table:table-cell>
              <table:table-cell office:value-type="float" office:value="0.0784112">
                <text:p>0.0784112</text:p>
              </table:table-cell>
              <table:table-cell office:value-type="float" office:value="0.0803512">
                <text:p>0.08035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5192">
                <text:p>0.0065192</text:p>
              </table:table-cell>
              <table:table-cell office:value-type="float" office:value="0.0952639">
                <text:p>0.0952639</text:p>
              </table:table-cell>
              <table:table-cell office:value-type="float" office:value="0.0976126">
                <text:p>0.097612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071943">
                <text:p>0.0071943</text:p>
              </table:table-cell>
              <table:table-cell office:value-type="float" office:value="0.1137572">
                <text:p>0.1137572</text:p>
              </table:table-cell>
              <table:table-cell office:value-type="float" office:value="0.1166143">
                <text:p>0.11661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078643">
                <text:p>0.0078643</text:p>
              </table:table-cell>
              <table:table-cell office:value-type="float" office:value="0.1338938">
                <text:p>0.1338938</text:p>
              </table:table-cell>
              <table:table-cell office:value-type="float" office:value="0.13725">
                <text:p>0.1372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085451">
                <text:p>0.0085451</text:p>
              </table:table-cell>
              <table:table-cell office:value-type="float" office:value="0.1557262">
                <text:p>0.1557262</text:p>
              </table:table-cell>
              <table:table-cell office:value-type="float" office:value="0.1595639">
                <text:p>0.159563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09224">
                <text:p>0.009224</text:p>
              </table:table-cell>
              <table:table-cell office:value-type="float" office:value="0.1791721">
                <text:p>0.1791721</text:p>
              </table:table-cell>
              <table:table-cell office:value-type="float" office:value="0.1836351">
                <text:p>0.183635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098855">
                <text:p>0.0098855</text:p>
              </table:table-cell>
              <table:table-cell office:value-type="float" office:value="0.2042809">
                <text:p>0.2042809</text:p>
              </table:table-cell>
              <table:table-cell office:value-type="float" office:value="0.2094628">
                <text:p>0.20946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105275">
                <text:p>0.0105275</text:p>
              </table:table-cell>
              <table:table-cell office:value-type="float" office:value="0.2310863">
                <text:p>0.2310863</text:p>
              </table:table-cell>
              <table:table-cell office:value-type="float" office:value="0.2372019">
                <text:p>0.237201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111451">
                <text:p>0.0111451</text:p>
              </table:table-cell>
              <table:table-cell office:value-type="float" office:value="0.2596878">
                <text:p>0.2596878</text:p>
              </table:table-cell>
              <table:table-cell office:value-type="float" office:value="0.2667333">
                <text:p>0.266733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117964">
                <text:p>0.0117964</text:p>
              </table:table-cell>
              <table:table-cell office:value-type="float" office:value="0.289979">
                <text:p>0.289979</text:p>
              </table:table-cell>
              <table:table-cell office:value-type="float" office:value="0.2983265">
                <text:p>0.298326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124147">
                <text:p>0.0124147</text:p>
              </table:table-cell>
              <table:table-cell office:value-type="float" office:value="0.3219744">
                <text:p>0.3219744</text:p>
              </table:table-cell>
              <table:table-cell office:value-type="float" office:value="0.3315243">
                <text:p>0.33152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30425">
                <text:p>0.0130425</text:p>
              </table:table-cell>
              <table:table-cell office:value-type="float" office:value="0.3557748">
                <text:p>0.3557748</text:p>
              </table:table-cell>
              <table:table-cell office:value-type="float" office:value="0.3669581">
                <text:p>0.36695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136977">
                <text:p>0.0136977</text:p>
              </table:table-cell>
              <table:table-cell office:value-type="float" office:value="0.3913044">
                <text:p>0.3913044</text:p>
              </table:table-cell>
              <table:table-cell office:value-type="float" office:value="0.4039443">
                <text:p>0.403944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143351">
                <text:p>0.0143351</text:p>
              </table:table-cell>
              <table:table-cell office:value-type="float" office:value="0.428677">
                <text:p>0.428677</text:p>
              </table:table-cell>
              <table:table-cell office:value-type="float" office:value="0.4432008">
                <text:p>0.443200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149596">
                <text:p>0.0149596</text:p>
              </table:table-cell>
              <table:table-cell office:value-type="float" office:value="0.4679386">
                <text:p>0.4679386</text:p>
              </table:table-cell>
              <table:table-cell office:value-type="float" office:value="0.4839094">
                <text:p>0.48390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156007">
                <text:p>0.0156007</text:p>
              </table:table-cell>
              <table:table-cell office:value-type="float" office:value="0.5090315">
                <text:p>0.5090315</text:p>
              </table:table-cell>
              <table:table-cell office:value-type="float" office:value="0.5269465">
                <text:p>0.526946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162522">
                <text:p>0.0162522</text:p>
              </table:table-cell>
              <table:table-cell office:value-type="float" office:value="0.5520193">
                <text:p>0.5520193</text:p>
              </table:table-cell>
              <table:table-cell office:value-type="float" office:value="0.5714325">
                <text:p>0.571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168997">
                <text:p>0.0168997</text:p>
              </table:table-cell>
              <table:table-cell office:value-type="float" office:value="0.5968516">
                <text:p>0.5968516</text:p>
              </table:table-cell>
              <table:table-cell office:value-type="float" office:value="0.6182492">
                <text:p>0.618249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0174993">
                <text:p>0.0174993</text:p>
              </table:table-cell>
              <table:table-cell office:value-type="float" office:value="0.6435251">
                <text:p>0.6435251</text:p>
              </table:table-cell>
              <table:table-cell office:value-type="float" office:value="0.6665116">
                <text:p>0.666511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0181264">
                <text:p>0.0181264</text:p>
              </table:table-cell>
              <table:table-cell office:value-type="float" office:value="0.6920484">
                <text:p>0.6920484</text:p>
              </table:table-cell>
              <table:table-cell office:value-type="float" office:value="0.7171799">
                <text:p>0.717179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018762">
                <text:p>0.018762</text:p>
              </table:table-cell>
              <table:table-cell office:value-type="float" office:value="0.7424231">
                <text:p>0.7424231</text:p>
              </table:table-cell>
              <table:table-cell office:value-type="float" office:value="0.7691442">
                <text:p>0.76914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194091">
                <text:p>0.0194091</text:p>
              </table:table-cell>
              <table:table-cell office:value-type="float" office:value="0.794712">
                <text:p>0.794712</text:p>
              </table:table-cell>
              <table:table-cell office:value-type="float" office:value="0.8236948">
                <text:p>0.823694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200268">
                <text:p>0.0200268</text:p>
              </table:table-cell>
              <table:table-cell office:value-type="float" office:value="0.8488701">
                <text:p>0.8488701</text:p>
              </table:table-cell>
              <table:table-cell office:value-type="float" office:value="0.8794528">
                <text:p>0.879452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206454">
                <text:p>0.0206454</text:p>
              </table:table-cell>
              <table:table-cell office:value-type="float" office:value="0.9048637">
                <text:p>0.9048637</text:p>
              </table:table-cell>
              <table:table-cell office:value-type="float" office:value="0.937844">
                <text:p>0.93784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02127">
                <text:p>0.02127</text:p>
              </table:table-cell>
              <table:table-cell office:value-type="float" office:value="0.9627304">
                <text:p>0.9627304</text:p>
              </table:table-cell>
              <table:table-cell office:value-type="float" office:value="0.9973476">
                <text:p>0.997347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0218939">
                <text:p>0.0218939</text:p>
              </table:table-cell>
              <table:table-cell office:value-type="float" office:value="1.0224195">
                <text:p>1.0224195</text:p>
              </table:table-cell>
              <table:table-cell office:value-type="float" office:value="1.059543">
                <text:p>1.05954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225638">
                <text:p>0.0225638</text:p>
              </table:table-cell>
              <table:table-cell office:value-type="float" office:value="1.0839677">
                <text:p>1.0839677</text:p>
              </table:table-cell>
              <table:table-cell office:value-type="float" office:value="1.1227544">
                <text:p>1.122754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232097">
                <text:p>0.0232097</text:p>
              </table:table-cell>
              <table:table-cell office:value-type="float" office:value="1.1473213">
                <text:p>1.1473213</text:p>
              </table:table-cell>
              <table:table-cell office:value-type="float" office:value="1.188707">
                <text:p>1.18870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0238326">
                <text:p>0.0238326</text:p>
              </table:table-cell>
              <table:table-cell office:value-type="float" office:value="1.2125481">
                <text:p>1.2125481</text:p>
              </table:table-cell>
              <table:table-cell office:value-type="float" office:value="1.2556709">
                <text:p>1.255670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0244797">
                <text:p>0.0244797</text:p>
              </table:table-cell>
              <table:table-cell office:value-type="float" office:value="1.279663">
                <text:p>1.279663</text:p>
              </table:table-cell>
              <table:table-cell office:value-type="float" office:value="1.325487">
                <text:p>1.32548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0251262">
                <text:p>0.0251262</text:p>
              </table:table-cell>
              <table:table-cell office:value-type="float" office:value="1.3486629">
                <text:p>1.3486629</text:p>
              </table:table-cell>
              <table:table-cell office:value-type="float" office:value="1.396184">
                <text:p>1.3961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5722">
                <text:p>0.025722</text:p>
              </table:table-cell>
              <table:table-cell office:value-type="float" office:value="1.4195045">
                <text:p>1.4195045</text:p>
              </table:table-cell>
              <table:table-cell office:value-type="float" office:value="1.4697501">
                <text:p>1.469750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263568">
                <text:p>0.0263568</text:p>
              </table:table-cell>
              <table:table-cell office:value-type="float" office:value="1.4922809">
                <text:p>1.4922809</text:p>
              </table:table-cell>
              <table:table-cell office:value-type="float" office:value="1.5441758">
                <text:p>1.54417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0269984">
                <text:p>0.0269984</text:p>
              </table:table-cell>
              <table:table-cell office:value-type="float" office:value="1.566872">
                <text:p>1.566872</text:p>
              </table:table-cell>
              <table:table-cell office:value-type="float" office:value="1.6214922">
                <text:p>1.621492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0275882">
                <text:p>0.0275882</text:p>
              </table:table-cell>
              <table:table-cell office:value-type="float" office:value="1.6433469">
                <text:p>1.6433469</text:p>
              </table:table-cell>
              <table:table-cell office:value-type="float" office:value="1.6996745">
                <text:p>1.699674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0282201">
                <text:p>0.0282201</text:p>
              </table:table-cell>
              <table:table-cell office:value-type="float" office:value="1.7216234">
                <text:p>1.7216234</text:p>
              </table:table-cell>
              <table:table-cell office:value-type="float" office:value="1.7807941">
                <text:p>1.780794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02887">
                <text:p>0.02887</text:p>
              </table:table-cell>
              <table:table-cell office:value-type="float" office:value="1.8017551">
                <text:p>1.8017551</text:p>
              </table:table-cell>
              <table:table-cell office:value-type="float" office:value="1.862684">
                <text:p>1.86268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295163">
                <text:p>0.0295163</text:p>
              </table:table-cell>
              <table:table-cell office:value-type="float" office:value="1.8837313">
                <text:p>1.8837313</text:p>
              </table:table-cell>
              <table:table-cell office:value-type="float" office:value="1.9475785">
                <text:p>1.947578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30157">
                <text:p>0.030157</text:p>
              </table:table-cell>
              <table:table-cell office:value-type="float" office:value="1.9675451">
                <text:p>1.9675451</text:p>
              </table:table-cell>
              <table:table-cell office:value-type="float" office:value="2.0331657">
                <text:p>2.033165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307929">
                <text:p>0.0307929</text:p>
              </table:table-cell>
              <table:table-cell office:value-type="float" office:value="2.053253">
                <text:p>2.053253</text:p>
              </table:table-cell>
              <table:table-cell office:value-type="float" office:value="2.1218906">
                <text:p>2.121890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314482">
                <text:p>0.0314482</text:p>
              </table:table-cell>
              <table:table-cell office:value-type="float" office:value="2.1407808">
                <text:p>2.1407808</text:p>
              </table:table-cell>
              <table:table-cell office:value-type="float" office:value="2.2112028">
                <text:p>2.2112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